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3031ad">1. はじめに</text:a></text:p>
          <text:p text:style-name="Contents_20_1"><text:a xlink:type="simple" xlink:href="#org4985bca">2. 基本設定</text:a></text:p>
          <text:p text:style-name="Contents_20_2"><text:a xlink:type="simple" xlink:href="#org169c4f1">2.1. init.el のヘッダ</text:a></text:p>
          <text:p text:style-name="Contents_20_2"><text:a xlink:type="simple" xlink:href="#org2a1e604">2.2. init ファイルの読み込み時間計測</text:a></text:p>
          <text:p text:style-name="Contents_20_2"><text:a xlink:type="simple" xlink:href="#org6b5f87c">2.3. 起動時間の計測</text:a></text:p>
          <text:p text:style-name="Contents_20_2"><text:a xlink:type="simple" xlink:href="#orgbd7aefd">2.4. GCサイズの最適化</text:a></text:p>
          <text:p text:style-name="Contents_20_2"><text:a xlink:type="simple" xlink:href="#orgfaf0c3b">2.5. [exec-path-from-shell] PATH設定をシェルから継承する</text:a></text:p>
          <text:p text:style-name="Contents_20_2"><text:a xlink:type="simple" xlink:href="#org32ecf4c">2.6. cl を使う</text:a></text:p>
          <text:p text:style-name="Contents_20_2"><text:a xlink:type="simple" xlink:href="#org614a9d1">2.7. [load-package-p] 設定の読み込みフラグを確認する</text:a></text:p>
          <text:p text:style-name="Contents_20_2"><text:a xlink:type="simple" xlink:href="#org803019a">2.8. リストで関数を渡せる autoload-if-found を使う</text:a></text:p>
          <text:p text:style-name="Contents_20_2"><text:a xlink:type="simple" xlink:href="#org039b7a9">2.9. [eval-after-autoload-if-found] 複数関数を対象とする遅延読み込み</text:a></text:p>
          <text:p text:style-name="Contents_20_3"><text:a xlink:type="simple" xlink:href="#org96d531d">2.9.1. 関数版</text:a></text:p>
          <text:p text:style-name="Contents_20_3"><text:a xlink:type="simple" xlink:href="#org1da8d60">2.9.2. マクロ版</text:a></text:p>
          <text:p text:style-name="Contents_20_2"><text:a xlink:type="simple" xlink:href="#orgf6e5e42">2.10. [library-p] load-path にライブラリがあるかを判定</text:a></text:p>
          <text:p text:style-name="Contents_20_2"><text:a xlink:type="simple" xlink:href="#orga3a4525">2.11. [passed-clock-p] 指定時刻が本日の未来の時刻かを判定</text:a></text:p>
          <text:p text:style-name="Contents_20_2"><text:a xlink:type="simple" xlink:href="#orga33d697">2.12. [input-focus-p] フォーカス判定</text:a></text:p>
          <text:p text:style-name="Contents_20_2"><text:a xlink:type="simple" xlink:href="#org391c100">2.13. 警告の抑制</text:a></text:p>
          <text:p text:style-name="Contents_20_2"><text:a xlink:type="simple" xlink:href="#org0814e09">2.14. エラー表示の抑制</text:a></text:p>
          <text:p text:style-name="Contents_20_2"><text:a xlink:type="simple" xlink:href="#orgf29f48c">2.15. C-x C-c で容易にEmacsを終了させないように質問する</text:a></text:p>
          <text:p text:style-name="Contents_20_3"><text:a xlink:type="simple" xlink:href="#orgba0c6c1">2.15.1. キーバインド</text:a></text:p>
          <text:p text:style-name="Contents_20_2"><text:a xlink:type="simple" xlink:href="#org39d7be0">2.16. Messages 出力を封じるためのマクロ</text:a></text:p>
          <text:p text:style-name="Contents_20_2"><text:a xlink:type="simple" xlink:href="#orga40b011">2.17. エンターキーの挙動</text:a></text:p>
          <text:p text:style-name="Contents_20_2"><text:a xlink:type="simple" xlink:href="#org5924573">2.18. コマンド入力中に入力過程をミニバッファに反映する</text:a></text:p>
          <text:p text:style-name="Contents_20_1"><text:a xlink:type="simple" xlink:href="#org7d99c36">3. コア設定</text:a></text:p>
          <text:p text:style-name="Contents_20_2"><text:a xlink:type="simple" xlink:href="#org556a29f">3.1. 言語／文字コード</text:a></text:p>
          <text:p text:style-name="Contents_20_2"><text:a xlink:type="simple" xlink:href="#orgc1fef82">3.2. 日本語入力</text:a></text:p>
          <text:p text:style-name="Contents_20_2"><text:a xlink:type="simple" xlink:href="#orgc01d030">3.3. [ag.el] 検索</text:a></text:p>
          <text:p text:style-name="Contents_20_2"><text:a xlink:type="simple" xlink:href="#org2047e75">3.4. 基本キーバインド</text:a></text:p>
          <text:p text:style-name="Contents_20_2"><text:a xlink:type="simple" xlink:href="#org91abc6b">3.5. ナローイングするか</text:a></text:p>
          <text:p text:style-name="Contents_20_2"><text:a xlink:type="simple" xlink:href="#org5416ecc">3.6. バッファの終わりでのnewlineを禁止する</text:a></text:p>
          <text:p text:style-name="Contents_20_2"><text:a xlink:type="simple" xlink:href="#orgf5c2802">3.7. 常に最終行に一行追加する</text:a></text:p>
          <text:p text:style-name="Contents_20_2"><text:a xlink:type="simple" xlink:href="#orga7c964c">3.8. 長い文章を右端で常に折り返す</text:a></text:p>
          <text:p text:style-name="Contents_20_2"><text:a xlink:type="simple" xlink:href="#orga5a9e80">3.9. バッファが外部から編集された場合に自動で再読み込みする</text:a></text:p>
          <text:p text:style-name="Contents_20_2"><text:a xlink:type="simple" xlink:href="#org81fa2bb">3.10. [uniquify.el] 同じバッファ名が開かれた場合に区別する</text:a></text:p>
          <text:p text:style-name="Contents_20_2"><text:a xlink:type="simple" xlink:href="#org6ac8110">3.11. マウスで選択した領域を自動コピー</text:a></text:p>
          <text:p text:style-name="Contents_20_2"><text:a xlink:type="simple" xlink:href="#org881a0a1">3.12. パッケージ管理</text:a></text:p>
          <text:p text:style-name="Contents_20_3"><text:a xlink:type="simple" xlink:href="#org5b76d70">3.12.1. [cask-mode.el] モード設定</text:a></text:p>
          <text:p text:style-name="Contents_20_3"><text:a xlink:type="simple" xlink:href="#orgd42cfd7">3.12.2. Cask のセットアップ</text:a></text:p>
          <text:p text:style-name="Contents_20_3"><text:a xlink:type="simple" xlink:href="#orge54dfe3">3.12.3. load-path を一箇所にして起動を高速化</text:a></text:p>
          <text:p text:style-name="Contents_20_3"><text:a xlink:type="simple" xlink:href="#org22b38b5">3.12.4. [paradox.el] パッケージ選択画面の改善</text:a></text:p>
          <text:p text:style-name="Contents_20_2"><text:a xlink:type="simple" xlink:href="#org3356023">3.13. インデント</text:a></text:p>
          <text:p text:style-name="Contents_20_2"><text:a xlink:type="simple" xlink:href="#orgfea9203">3.14. [aggressive-indent] 即時バッファ整形</text:a></text:p>
          <text:p text:style-name="Contents_20_2"><text:a xlink:type="simple" xlink:href="#org42557e2">3.15. ファイルリンクを辿る時に確認のメッセージを出さない</text:a></text:p>
          <text:p text:style-name="Contents_20_2"><text:a xlink:type="simple" xlink:href="#org9dc09ee">3.16. MBPビルド用設定</text:a></text:p>
          <text:p text:style-name="Contents_20_2"><text:a xlink:type="simple" xlink:href="#orgac9e2e2">3.17. NSビルド用設定 <text:span text:style-name="OrgTags">[<text:span text:style-name="OrgTag">Mac</text:span>]</text:span></text:a></text:p>
          <text:p text:style-name="Contents_20_1"><text:a xlink:type="simple" xlink:href="#orgd1449ac">4. カーソル移動</text:a></text:p>
          <text:p text:style-name="Contents_20_2"><text:a xlink:type="simple" xlink:href="#orgb6b8660">4.1. バッファ内のカーソル移動</text:a></text:p>
          <text:p text:style-name="Contents_20_2"><text:a xlink:type="simple" xlink:href="#org6709d04">4.2. バッファ間のカーソル移動</text:a></text:p>
          <text:p text:style-name="Contents_20_2"><text:a xlink:type="simple" xlink:href="#org64720a0">4.3. スクロールを制御</text:a></text:p>
          <text:p text:style-name="Contents_20_2"><text:a xlink:type="simple" xlink:href="#org20c9fbe">4.4. スクロールで表示を重複させる行数</text:a></text:p>
          <text:p text:style-name="Contents_20_2"><text:a xlink:type="simple" xlink:href="#org20987b2">4.5. [SmoothScroll.el] カーソル固定でスクロールする</text:a></text:p>
          <text:p text:style-name="Contents_20_3"><text:a xlink:type="simple" xlink:href="#org1680730">4.5.1. キーバインド</text:a></text:p>
          <text:p text:style-name="Contents_20_2"><text:a xlink:type="simple" xlink:href="#org5f0dd88">4.6. [smooth-scroll.el] 滑らかなスクロール</text:a></text:p>
          <text:p text:style-name="Contents_20_2"><text:a xlink:type="simple" xlink:href="#org0f2210c">4.7. [point-undo.el] カーソル位置を簡単にたどる</text:a></text:p>
          <text:p text:style-name="Contents_20_2"><text:a xlink:type="simple" xlink:href="#org9ccd42e">4.8. [cycle-buffer.el] カレントバッファの表示切り替え</text:a></text:p>
          <text:p text:style-name="Contents_20_2"><text:a xlink:type="simple" xlink:href="#orga6c0fdf">4.9. [bm.el] カーソル位置をブックマークして追う</text:a></text:p>
          <text:p text:style-name="Contents_20_2"><text:a xlink:type="simple" xlink:href="#orgf8cab81">4.10. [centered-cursor-mode.el] カーソル位置をバッファ中央に固定</text:a></text:p>
          <text:p text:style-name="Contents_20_1"><text:a xlink:type="simple" xlink:href="#org8d689f5">5. 編集サポート</text:a></text:p>
          <text:p text:style-name="Contents_20_2"><text:a xlink:type="simple" xlink:href="#orge2e9555">5.1. 矩形編集／連番入力</text:a></text:p>
          <text:p text:style-name="Contents_20_2"><text:a xlink:type="simple" xlink:href="#org1ec45be">5.2. Yank時に装飾を取る</text:a></text:p>
          <text:p text:style-name="Contents_20_2"><text:a xlink:type="simple" xlink:href="#org70708b0">5.3. ファイル保存時に時間を記録する</text:a></text:p>
          <text:p text:style-name="Contents_20_2"><text:a xlink:type="simple" xlink:href="#orgbae4192">5.4. 選択リージョンを使って検索</text:a></text:p>
          <text:p text:style-name="Contents_20_2"><text:a xlink:type="simple" xlink:href="#org5aab7e7">5.5. ChangeLog モード</text:a></text:p>
          <text:p text:style-name="Contents_20_2"><text:a xlink:type="simple" xlink:href="#orga1feef6">5.6. テキストモード</text:a></text:p>
          <text:p text:style-name="Contents_20_2"><text:a xlink:type="simple" xlink:href="#org98a3dbc">5.7. C/C++モード</text:a></text:p>
          <text:p text:style-name="Contents_20_2"><text:a xlink:type="simple" xlink:href="#org4774589">5.8. C#モード</text:a></text:p>
          <text:p text:style-name="Contents_20_2"><text:a xlink:type="simple" xlink:href="#orgc145236">5.9. Infoモード</text:a></text:p>
          <text:p text:style-name="Contents_20_2"><text:a xlink:type="simple" xlink:href="#org7b962b9">5.10. Rモード</text:a></text:p>
          <text:p text:style-name="Contents_20_2"><text:a xlink:type="simple" xlink:href="#orgd441d7e">5.11. nXMLモード</text:a></text:p>
          <text:p text:style-name="Contents_20_2"><text:a xlink:type="simple" xlink:href="#orgc9f6b30">5.12. yamlモード</text:a></text:p>
          <text:p text:style-name="Contents_20_2"><text:a xlink:type="simple" xlink:href="#orgc1130cd">5.13. jsonモード</text:a></text:p>
          <text:p text:style-name="Contents_20_2"><text:a xlink:type="simple" xlink:href="#orgea2f857">5.14. javascriptモード</text:a></text:p>
          <text:p text:style-name="Contents_20_2"><text:a xlink:type="simple" xlink:href="#org4663673">5.15. csvモード</text:a></text:p>
          <text:p text:style-name="Contents_20_2"><text:a xlink:type="simple" xlink:href="#org0d680af">5.16. asciiモード</text:a></text:p>
          <text:p text:style-name="Contents_20_2"><text:a xlink:type="simple" xlink:href="#org94e3e2f">5.17. esモード</text:a></text:p>
          <text:p text:style-name="Contents_20_2"><text:a xlink:type="simple" xlink:href="#orgc974e1f">5.18. gnuplotモード</text:a></text:p>
          <text:p text:style-name="Contents_20_2"><text:a xlink:type="simple" xlink:href="#orgc42abb5">5.19. markdown-mode</text:a></text:p>
          <text:p text:style-name="Contents_20_2"><text:a xlink:type="simple" xlink:href="#org84640f1">5.20. スペルチェック</text:a></text:p>
          <text:p text:style-name="Contents_20_2"><text:a xlink:type="simple" xlink:href="#org48f32c3">5.21. リアルタイムスペルチェック</text:a></text:p>
          <text:p text:style-name="Contents_20_2"><text:a xlink:type="simple" xlink:href="#orgdadb4bf">5.22. [latex-math-preview.el] TeX数式をプレビュー</text:a></text:p>
          <text:p text:style-name="Contents_20_2"><text:a xlink:type="simple" xlink:href="#orgb8c153e">5.23. [po-mode.el] 翻訳ファイルの編集</text:a></text:p>
          <text:p text:style-name="Contents_20_2"><text:a xlink:type="simple" xlink:href="#org009bba2">5.24. [word-count.el] リージョン内の文字をカウントする</text:a></text:p>
          <text:p text:style-name="Contents_20_2"><text:a xlink:type="simple" xlink:href="#orgebd37e1">5.25. [yatex.el] YaTeXモード</text:a></text:p>
          <text:p text:style-name="Contents_20_2"><text:a xlink:type="simple" xlink:href="#orgdd2303a">5.26. [auxtex.el] AUCTEXモード</text:a></text:p>
          <text:p text:style-name="Contents_20_2"><text:a xlink:type="simple" xlink:href="#org238f312">5.27. [display-time-world-mode] 世界時計</text:a></text:p>
          <text:p text:style-name="Contents_20_2"><text:a xlink:type="simple" xlink:href="#org1b6e238">5.28. [yasnippet.el] Emacs用のテンプレートシステム</text:a></text:p>
          <text:p text:style-name="Contents_20_2"><text:a xlink:type="simple" xlink:href="#orgc667967">5.29. [sdic.el] 英辞郎で英単語を調べる</text:a></text:p>
          <text:p text:style-name="Contents_20_2"><text:a xlink:type="simple" xlink:href="#orgc4dc982">5.30. MacOSのdictionary.appで辞書をひく</text:a></text:p>
          <text:p text:style-name="Contents_20_2"><text:a xlink:type="simple" xlink:href="#orga921387">5.31. MacOSのdictionary.appでCOBUILD5の辞書をひく（旧）</text:a></text:p>
          <text:p text:style-name="Contents_20_3"><text:a xlink:type="simple" xlink:href="#orga6866e3">5.31.1. マイナーモード化</text:a></text:p>
          <text:p text:style-name="Contents_20_3"><text:a xlink:type="simple" xlink:href="#org0263809">5.31.2. キーバインド</text:a></text:p>
          <text:p text:style-name="Contents_20_2"><text:a xlink:type="simple" xlink:href="#orgb525854">5.32. [lookup.el] 辞書</text:a></text:p>
          <text:p text:style-name="Contents_20_3"><text:a xlink:type="simple" xlink:href="#orgb19f7cd">5.32.1. キーバインド</text:a></text:p>
          <text:p text:style-name="Contents_20_2"><text:a xlink:type="simple" xlink:href="#org1b87f9a">5.33. [cacoo] Cacoo で描く</text:a></text:p>
          <text:p text:style-name="Contents_20_2"><text:a xlink:type="simple" xlink:href="#orga617312">5.34. [iedit] バッファ内の同じ文字列を一度に編集する</text:a></text:p>
          <text:p text:style-name="Contents_20_2"><text:a xlink:type="simple" xlink:href="#org206bcad">5.35. [web-mode] HTML編集</text:a></text:p>
          <text:p text:style-name="Contents_20_2"><text:a xlink:type="simple" xlink:href="#org50c7a7c">5.36. [emmet-mode] zencoding の後継</text:a></text:p>
          <text:p text:style-name="Contents_20_2"><text:a xlink:type="simple" xlink:href="#org6a0550f">5.37. [zencoding-mode] HTML編集の高速化（旧）</text:a></text:p>
          <text:p text:style-name="Contents_20_2"><text:a xlink:type="simple" xlink:href="#org4046364">5.38. [describe-number] 16進数などを確認</text:a></text:p>
          <text:p text:style-name="Contents_20_2"><text:a xlink:type="simple" xlink:href="#org7fe57d5">5.39. [web-beautify.el] ソースコード整形</text:a></text:p>
          <text:p text:style-name="Contents_20_2"><text:a xlink:type="simple" xlink:href="#org178c374">5.40. [smartparens.el] 対応するカッコの挿入をアシスト</text:a></text:p>
          <text:p text:style-name="Contents_20_2"><text:a xlink:type="simple" xlink:href="#org4825b31">5.41. [replace-from-region.el] 選択領域を別の文字列に置き換える</text:a></text:p>
          <text:p text:style-name="Contents_20_2"><text:a xlink:type="simple" xlink:href="#org6568ecf">5.42. [selected.el] リージョン選択時のアクションを制御</text:a></text:p>
          <text:p text:style-name="Contents_20_1"><text:a xlink:type="simple" xlink:href="#orged81b2e">6. 表示サポート</text:a></text:p>
          <text:p text:style-name="Contents_20_2"><text:a xlink:type="simple" xlink:href="#orgb7dfbec">6.1. モードラインのモード名を短くする</text:a></text:p>
          <text:p text:style-name="Contents_20_2"><text:a xlink:type="simple" xlink:href="#org056c00b">6.2. モードラインのNarrowを短くする</text:a></text:p>
          <text:p text:style-name="Contents_20_2"><text:a xlink:type="simple" xlink:href="#org6936d4e">6.3. モードラインの節約（VC-mode編）</text:a></text:p>
          <text:p text:style-name="Contents_20_2"><text:a xlink:type="simple" xlink:href="#orgc986781">6.4. モードラインの色をカスタマイズする</text:a></text:p>
          <text:p text:style-name="Contents_20_3"><text:a xlink:type="simple" xlink:href="#org7c97b6a">6.4.1. 色セット例</text:a></text:p>
          <text:p text:style-name="Contents_20_2"><text:a xlink:type="simple" xlink:href="#org497ab10">6.5. visible-bell のカスタマイズ</text:a></text:p>
          <text:p text:style-name="Contents_20_2"><text:a xlink:type="simple" xlink:href="#org76d8115">6.6. 常に <text:span text:style-name="Bold">scratch</text:span> を表示して起動する</text:a></text:p>
          <text:p text:style-name="Contents_20_2"><text:a xlink:type="simple" xlink:href="#org54d302d">6.7. バッテリー情報をモードラインに表示する</text:a></text:p>
          <text:p text:style-name="Contents_20_2"><text:a xlink:type="simple" xlink:href="#org9415f22">6.8. スクロールバーを非表示にする</text:a></text:p>
          <text:p text:style-name="Contents_20_2"><text:a xlink:type="simple" xlink:href="#orga45cb24">6.9. [yascroll] フリンジにスクロールバーを出す</text:a></text:p>
          <text:p text:style-name="Contents_20_2"><text:a xlink:type="simple" xlink:href="#org0fa60c8">6.10. ツールバーを非表示にする</text:a></text:p>
          <text:p text:style-name="Contents_20_2"><text:a xlink:type="simple" xlink:href="#org5b29637">6.11. 起動時のスプラッシュ画面を表示しない</text:a></text:p>
          <text:p text:style-name="Contents_20_2"><text:a xlink:type="simple" xlink:href="#org531b3cf">6.12. カーソル行の行数をモードラインに表示する</text:a></text:p>
          <text:p text:style-name="Contents_20_2"><text:a xlink:type="simple" xlink:href="#org5975aab">6.13. カーソル行の関数名をモードラインに表示する</text:a></text:p>
          <text:p text:style-name="Contents_20_2"><text:a xlink:type="simple" xlink:href="#org91d5678">6.14. 時刻をモードラインに表示する</text:a></text:p>
          <text:p text:style-name="Contents_20_2"><text:a xlink:type="simple" xlink:href="#org159a0ad">6.15. 対応するカッコをハイライトする</text:a></text:p>
          <text:p text:style-name="Contents_20_2"><text:a xlink:type="simple" xlink:href="#org78bdf42">6.16. 全角スペースと行末タブ／半角スペースを強調表示する</text:a></text:p>
          <text:p text:style-name="Contents_20_2"><text:a xlink:type="simple" xlink:href="#orgc62f2c6">6.17. バッファの終わりをフリンジで明示</text:a></text:p>
          <text:p text:style-name="Contents_20_2"><text:a xlink:type="simple" xlink:href="#org0dabcf9">6.18. [migemo.el] ローマ字入力で日本語を検索する</text:a></text:p>
          <text:p text:style-name="Contents_20_2"><text:a xlink:type="simple" xlink:href="#orgbe48b96">6.19. [anything.el] 何でも絞り込みインターフェイス（旧）</text:a></text:p>
          <text:p text:style-name="Contents_20_3"><text:a xlink:type="simple" xlink:href="#orgea57741">6.19.1. キーバインド</text:a></text:p>
          <text:p text:style-name="Contents_20_2"><text:a xlink:type="simple" xlink:href="#org0792318">6.20. [helm.el] 続・何でも絞り込みインターフェイス</text:a></text:p>
          <text:p text:style-name="Contents_20_2"><text:a xlink:type="simple" xlink:href="#org7d7403a">6.21. [stripe-buffer.el] テーブルの色をストライプにする</text:a></text:p>
          <text:p text:style-name="Contents_20_2"><text:a xlink:type="simple" xlink:href="#org18924d1">6.22. [rainbow-delimiters] 対応するカッコに色を付ける</text:a></text:p>
          <text:p text:style-name="Contents_20_2"><text:a xlink:type="simple" xlink:href="#orgcc09f7b">6.23. [git-gutter-fringe] 編集差分をフレーム端で視覚化</text:a></text:p>
          <text:p text:style-name="Contents_20_2"><text:a xlink:type="simple" xlink:href="#org33215a0">6.24. [zlc.el] find-file バッファを zsh ライクにする</text:a></text:p>
          <text:p text:style-name="Contents_20_2"><text:a xlink:type="simple" xlink:href="#orga94f69b">6.25. [japanese-holidays] カレンダーをカラフルにする</text:a></text:p>
          <text:p text:style-name="Contents_20_2"><text:a xlink:type="simple" xlink:href="#orgc3427da">6.26. [calendar.el] カレンダーで週番号を表示する</text:a></text:p>
          <text:p text:style-name="Contents_20_2"><text:a xlink:type="simple" xlink:href="#org7fcbed6">6.27. [guide-key] キーバインドの選択肢をポップアップする</text:a></text:p>
          <text:p text:style-name="Contents_20_2"><text:a xlink:type="simple" xlink:href="#org377324a">6.28. [which-key] キーバインドの選択肢をポップアップする</text:a></text:p>
          <text:p text:style-name="Contents_20_2"><text:a xlink:type="simple" xlink:href="#org82d406e">6.29. [stock-ticker] 株価をモードラインに表示</text:a></text:p>
          <text:p text:style-name="Contents_20_2"><text:a xlink:type="simple" xlink:href="#org28dbf90">6.30. [mode-icons] 使用中のモード表示をアイコンで代替</text:a></text:p>
          <text:p text:style-name="Contents_20_2"><text:a xlink:type="simple" xlink:href="#orgb89e015">6.31. [highlight-symbol] 同じ名前のシンボルをハイライトする</text:a></text:p>
          <text:p text:style-name="Contents_20_1"><text:a xlink:type="simple" xlink:href="#org418c9ca">7. メディアサポート</text:a></text:p>
          <text:p text:style-name="Contents_20_2"><text:a xlink:type="simple" xlink:href="#org8880a03">7.1. [bongo.el] Emacsのバッファで音楽ライブラリを管理する</text:a></text:p>
          <text:p text:style-name="Contents_20_2"><text:a xlink:type="simple" xlink:href="#org093ae97">7.2. [GoogleMaps.el] GoogleMaps を Emacs 内で使う</text:a></text:p>
          <text:p text:style-name="Contents_20_2"><text:a xlink:type="simple" xlink:href="#orgaa2cf42">7.3. [org-google-weather.el] org-agenda に天気を表示する</text:a></text:p>
          <text:p text:style-name="Contents_20_1"><text:a xlink:type="simple" xlink:href="#orgf350390">8. 履歴／ファイル管理</text:a></text:p>
          <text:p text:style-name="Contents_20_2"><text:a xlink:type="simple" xlink:href="#org2b70a0f">8.1. [dired] ファイラのサポートツール</text:a></text:p>
          <text:p text:style-name="Contents_20_2"><text:a xlink:type="simple" xlink:href="#orgec58996">8.2. Undoバッファを無限に取る</text:a></text:p>
          <text:p text:style-name="Contents_20_2"><text:a xlink:type="simple" xlink:href="#org9e3efb9">8.3. [undo-tree] 編集履歴をわかりやすくたどる</text:a></text:p>
          <text:p text:style-name="Contents_20_2"><text:a xlink:type="simple" xlink:href="#org648ae13">8.4. バッファ保存時にバックアップファイルを生成する</text:a></text:p>
          <text:p text:style-name="Contents_20_2"><text:a xlink:type="simple" xlink:href="#orga93df0a">8.5. バッファ保存時にバックアップを生成させない</text:a></text:p>
          <text:p text:style-name="Contents_20_2"><text:a xlink:type="simple" xlink:href="#orgff685a4">8.6. ミニバッファの履歴を保存しリストアする</text:a></text:p>
          <text:p text:style-name="Contents_20_2"><text:a xlink:type="simple" xlink:href="#org4885446">8.7. 履歴サイズを大きくする</text:a></text:p>
          <text:p text:style-name="Contents_20_2"><text:a xlink:type="simple" xlink:href="#org2b270c7">8.8. Emacs終了時に開いていたバッファを起動時に復元する</text:a></text:p>
          <text:p text:style-name="Contents_20_2"><text:a xlink:type="simple" xlink:href="#orge52ec02">8.9. 最近開いたファイルリストを保持</text:a></text:p>
          <text:p text:style-name="Contents_20_2"><text:a xlink:type="simple" xlink:href="#org6a0d395">8.10. 深夜にバッファを自動整理する</text:a></text:p>
          <text:p text:style-name="Contents_20_2"><text:a xlink:type="simple" xlink:href="#org52879c5">8.11. [auto-save-buffers.el] 一定間隔でバッファを保存する</text:a></text:p>
          <text:p text:style-name="Contents_20_2"><text:a xlink:type="simple" xlink:href="#org8fe932e">8.12. [backup-dir.el] バックアップファイルを一箇所に集める</text:a></text:p>
          <text:p text:style-name="Contents_20_2"><text:a xlink:type="simple" xlink:href="#orga1d5a0a">8.13. [backup-each-save] クラッシュに備える</text:a></text:p>
          <text:p text:style-name="Contents_20_2"><text:a xlink:type="simple" xlink:href="#orga9f3cde">8.14. 特定のファイルを Dropbox 以下にバックアップする</text:a></text:p>
          <text:p text:style-name="Contents_20_2"><text:a xlink:type="simple" xlink:href="#orgbaf325b">8.15. [session.el] 様々な履歴を保存し復元に利用する</text:a></text:p>
          <text:p text:style-name="Contents_20_2"><text:a xlink:type="simple" xlink:href="#org05db467">8.16. [wakatime-mode.el] WakaTime を利用して作業記録する</text:a></text:p>
          <text:p text:style-name="Contents_20_2"><text:a xlink:type="simple" xlink:href="#org5af6f83">8.17. [neotree.el] ディレクトリ情報をツリー表示</text:a></text:p>
          <text:p text:style-name="Contents_20_2"><text:a xlink:type="simple" xlink:href="#org2126b8a">8.18. [osx-trash] system-move-file-to-trash を有効にする</text:a></text:p>
          <text:p text:style-name="Contents_20_2"><text:a xlink:type="simple" xlink:href="#orgbcbf0ff">8.19. <text:span text:style-name="OrgTodo">TODO</text:span> [helpful] リッチなヘルプページ</text:a></text:p>
          <text:p text:style-name="Contents_20_1"><text:a xlink:type="simple" xlink:href="#org0d59ac2">9. 開発サポート</text:a></text:p>
          <text:p text:style-name="Contents_20_2"><text:a xlink:type="simple" xlink:href="#org080031a">9.1. 便利キーバインド</text:a></text:p>
          <text:p text:style-name="Contents_20_2"><text:a xlink:type="simple" xlink:href="#orgf696643">9.2. [gist.el] Gist インターフェイス</text:a></text:p>
          <text:p text:style-name="Contents_20_2"><text:a xlink:type="simple" xlink:href="#org492e278">9.3. [doxymacs.el] Doxygen のコメントを簡単に入力する</text:a></text:p>
          <text:p text:style-name="Contents_20_2"><text:a xlink:type="simple" xlink:href="#org941c1b4">9.4. [matlab.el] Matlab用の設定 <text:span text:style-name="OrgTags">[<text:span text:style-name="OrgTag">Mac</text:span>]</text:span></text:a></text:p>
          <text:p text:style-name="Contents_20_2"><text:a xlink:type="simple" xlink:href="#orgca3f06f">9.5. [flycheck.el] 構文エラー表示</text:a></text:p>
          <text:p text:style-name="Contents_20_2"><text:a xlink:type="simple" xlink:href="#org6a0911f">9.6. [auto-complete.el] 自動補完機能</text:a></text:p>
          <text:p text:style-name="Contents_20_2"><text:a xlink:type="simple" xlink:href="#orgc7a568d">9.7. [auto-complete-clang.el] オムニ補完</text:a></text:p>
          <text:p text:style-name="Contents_20_3"><text:a xlink:type="simple" xlink:href="#orgc9802e0">9.7.1. 参考サイト</text:a></text:p>
          <text:p text:style-name="Contents_20_2"><text:a xlink:type="simple" xlink:href="#org06a97b0">9.8. [hideshowvis.el] 関数の表示／非表示</text:a></text:p>
          <text:p text:style-name="Contents_20_2"><text:a xlink:type="simple" xlink:href="#org6923c27">9.9. [origami.el] 関数の折りたたみ</text:a></text:p>
          <text:p text:style-name="Contents_20_2"><text:a xlink:type="simple" xlink:href="#orgfb9bbc1">9.10. [quickrun.el] お手軽ビルド</text:a></text:p>
          <text:p text:style-name="Contents_20_2"><text:a xlink:type="simple" xlink:href="#org86d7fbd">9.11. [ggtags.el] タグジャンプ</text:a></text:p>
          <text:p text:style-name="Contents_20_2"><text:a xlink:type="simple" xlink:href="#orgccd137c">9.12. <text:span text:style-name="OrgTodo">TODO</text:span> [0xc] N進数変換</text:a></text:p>
          <text:p text:style-name="Contents_20_2"><text:a xlink:type="simple" xlink:href="#orgc61bbdb">9.13. <text:span text:style-name="OrgTodo">TODO</text:span> [EditorConfig] コードスタイルの強制</text:a></text:p>
          <text:p text:style-name="Contents_20_1"><text:a xlink:type="simple" xlink:href="#orgf74fdcc">10. Org Mode</text:a></text:p>
          <text:p text:style-name="Contents_20_2"><text:a xlink:type="simple" xlink:href="#orgf384d38">10.1. 基本設定</text:a></text:p>
          <text:p text:style-name="Contents_20_2"><text:a xlink:type="simple" xlink:href="#org9afa13f">10.2. contribution を使う</text:a></text:p>
          <text:p text:style-name="Contents_20_2"><text:a xlink:type="simple" xlink:href="#org718fdea">10.3. iCal との連携</text:a></text:p>
          <text:p text:style-name="Contents_20_2"><text:a xlink:type="simple" xlink:href="#org9b676ed">10.4. スピードコマンド</text:a></text:p>
          <text:p text:style-name="Contents_20_2"><text:a xlink:type="simple" xlink:href="#orga5e1c0c">10.5. Pomodoro</text:a></text:p>
          <text:p text:style-name="Contents_20_2"><text:a xlink:type="simple" xlink:href="#orgacc6505">10.6. face 関連</text:a></text:p>
          <text:p text:style-name="Contents_20_2"><text:a xlink:type="simple" xlink:href="#org6981e08">10.7. <text:span text:style-name="OrgTodo">TODO</text:span> キーワードのカスタマイズ</text:a></text:p>
          <text:p text:style-name="Contents_20_2"><text:a xlink:type="simple" xlink:href="#orgd229a0f">10.8. ImageMagick を使って様々な画像をインライン表示する</text:a></text:p>
          <text:p text:style-name="Contents_20_2"><text:a xlink:type="simple" xlink:href="#org7d7425e">10.9. [org-agenda] タスク／予定管理</text:a></text:p>
          <text:p text:style-name="Contents_20_2"><text:a xlink:type="simple" xlink:href="#org979a6b1">10.10. <text:span text:style-name="OrgTodo">TODO</text:span> [orgbox.el] スケジュール追加のわかりやすい入力</text:a></text:p>
          <text:p text:style-name="Contents_20_2"><text:a xlink:type="simple" xlink:href="#org44c1cd7">10.11. <text:span text:style-name="OrgTodo">TODO</text:span> [org-review.el] レビューフローのサポート</text:a></text:p>
          <text:p text:style-name="Contents_20_2"><text:a xlink:type="simple" xlink:href="#orga207f05">10.12. [appt.el] アラーム設定</text:a></text:p>
          <text:p text:style-name="Contents_20_2"><text:a xlink:type="simple" xlink:href="#orge72a9ed">10.13. [org-capture] 高速にメモを取る</text:a></text:p>
          <text:p text:style-name="Contents_20_2"><text:a xlink:type="simple" xlink:href="#orgfa4c2b0">10.14. [org-refile] orgツリーの高速移動</text:a></text:p>
          <text:p text:style-name="Contents_20_2"><text:a xlink:type="simple" xlink:href="#org2a322e8">10.15. [org-babel] 基本設定</text:a></text:p>
          <text:p text:style-name="Contents_20_2"><text:a xlink:type="simple" xlink:href="#org820deea">10.16. [org-babel] ソースブロックの入力キーをカスタマイズ</text:a></text:p>
          <text:p text:style-name="Contents_20_2"><text:a xlink:type="simple" xlink:href="#orgb97218d">10.17. [MobileOrg] iOS との連携</text:a></text:p>
          <text:p text:style-name="Contents_20_2"><text:a xlink:type="simple" xlink:href="#orga91c523">10.18. [org-tree-slide] Org でプレゼンテーション</text:a></text:p>
          <text:p text:style-name="Contents_20_2"><text:a xlink:type="simple" xlink:href="#orgda9466b">10.19. [org-tree-slide] クロックインとアウトを自動化する</text:a></text:p>
          <text:p text:style-name="Contents_20_2"><text:a xlink:type="simple" xlink:href="#org8e6f835">10.20. [org-tree-slide] 特定のツリーをプロポーショナルフォントで表示する</text:a></text:p>
          <text:p text:style-name="Contents_20_2"><text:a xlink:type="simple" xlink:href="#org6155f6b">10.21. [org-tree-slide] ヘッドラインをリッチにする</text:a></text:p>
          <text:p text:style-name="Contents_20_2"><text:a xlink:type="simple" xlink:href="#org1852d6a">10.22. <text:span text:style-name="OrgTodo">TODO</text:span> [org-tree-slide] BEGIN_SRCとEND_SRCを消して背景色を変える</text:a></text:p>
          <text:p text:style-name="Contents_20_2"><text:a xlink:type="simple" xlink:href="#org3b8c1eb">10.23. <text:span text:style-name="OrgTodo">TODO</text:span> [org-fstree] ディレクトリ構造を読み取る</text:a></text:p>
          <text:p text:style-name="Contents_20_2"><text:a xlink:type="simple" xlink:href="#org6556758">10.24. [calfw-org] calfw に org の予定を表示する</text:a></text:p>
          <text:p text:style-name="Contents_20_2"><text:a xlink:type="simple" xlink:href="#orgfd5949d">10.25. [org-export-generic] エクスポート機能を拡張する</text:a></text:p>
          <text:p text:style-name="Contents_20_2"><text:a xlink:type="simple" xlink:href="#org00c7a17">10.26. <text:span text:style-name="OrgTodo">TODO</text:span> [ox] 出力形式の拡張</text:a></text:p>
          <text:p text:style-name="Contents_20_2"><text:a xlink:type="simple" xlink:href="#org9a7f088">10.27. [org-odt] ODT形式に出力</text:a></text:p>
          <text:p text:style-name="Contents_20_2"><text:a xlink:type="simple" xlink:href="#orgd1d2f94">10.28. [ox-twbs] Twitter Bootstrap 互換のHTML出力</text:a></text:p>
          <text:p text:style-name="Contents_20_2"><text:a xlink:type="simple" xlink:href="#org781b423">10.29. [org-crypt] ツリーを暗号化する</text:a></text:p>
          <text:p text:style-name="Contents_20_2"><text:a xlink:type="simple" xlink:href="#org1e4798d">10.30. [org-mac-link] 外部アプリから情報を取る</text:a></text:p>
          <text:p text:style-name="Contents_20_2"><text:a xlink:type="simple" xlink:href="#org3ec9734">10.31. <text:span text:style-name="OrgTodo">TODO</text:span> Parers3.app からリンクを取得する</text:a></text:p>
          <text:p text:style-name="Contents_20_2"><text:a xlink:type="simple" xlink:href="#org9ba913b">10.32. <text:span text:style-name="OrgTodo">TODO</text:span> Papers3.app のリンクを開けるようにする</text:a></text:p>
          <text:p text:style-name="Contents_20_2"><text:a xlink:type="simple" xlink:href="#orgc70be6b">10.33. <text:span text:style-name="OrgTodo">TODO</text:span> [org-attach] 外部ファイルを紐付ける</text:a></text:p>
          <text:p text:style-name="Contents_20_2"><text:a xlink:type="simple" xlink:href="#org0a584b2">10.34. <text:span text:style-name="OrgTodo">TODO</text:span> [org-screenshot] スクリーンショットを貼り付ける</text:a></text:p>
          <text:p text:style-name="Contents_20_2"><text:a xlink:type="simple" xlink:href="#org4307d1b">10.35. [terminal-notifier] イベント通知</text:a></text:p>
          <text:p text:style-name="Contents_20_3"><text:a xlink:type="simple" xlink:href="#org9cda4a4">10.35.1. References</text:a></text:p>
          <text:p text:style-name="Contents_20_2"><text:a xlink:type="simple" xlink:href="#orgc7d551e">10.36. [org-grep] org ファイルを grep する</text:a></text:p>
          <text:p text:style-name="Contents_20_2"><text:a xlink:type="simple" xlink:href="#org9f462d2">10.37. [ox-reveal] ナイスなHTML5プレゼンテーション出力</text:a></text:p>
          <text:p text:style-name="Contents_20_2"><text:a xlink:type="simple" xlink:href="#orgc86e519">10.38. <text:span text:style-name="OrgTodo">READ</text:span> ME を常に org-mode で開く</text:a></text:p>
          <text:p text:style-name="Contents_20_2"><text:a xlink:type="simple" xlink:href="#org680d806">10.39. Growlnotify と org-mode でアラーム管理</text:a></text:p>
          <text:p text:style-name="Contents_20_3"><text:a xlink:type="simple" xlink:href="#orgf1e3a3a">10.39.1. キーバインド</text:a></text:p>
          <text:p text:style-name="Contents_20_2"><text:a xlink:type="simple" xlink:href="#orgb31504d">10.40. org-mode の latex エクスポート関数をオーバーライド</text:a></text:p>
          <text:p text:style-name="Contents_20_2"><text:a xlink:type="simple" xlink:href="#org04437fc">10.41. [org-autolist] ブリッツの入力を簡単に</text:a></text:p>
          <text:p text:style-name="Contents_20_2"><text:a xlink:type="simple" xlink:href="#org0d1c8ae">10.42. <text:span text:style-name="OrgTodo">TODO</text:span> [org-dashboard] 進捗をプログレスバーで確認</text:a></text:p>
          <text:p text:style-name="Contents_20_2"><text:a xlink:type="simple" xlink:href="#org63ab832">10.43. <text:span text:style-name="OrgTodo">TODO</text:span> [org-clock-today] 今日の総作業時間をモードラインに表示</text:a></text:p>
          <text:p text:style-name="Contents_20_2"><text:a xlink:type="simple" xlink:href="#orgbe24ebd">10.44. <text:span text:style-name="OrgTodo">TODO</text:span> [org-recent-headings] 訪問したツリーを記録し簡単に再訪問可能にする</text:a></text:p>
          <text:p text:style-name="Contents_20_2"><text:a xlink:type="simple" xlink:href="#org4957dfb">10.45. <text:span text:style-name="OrgTodo">TODO</text:span> [orgnav] ツリーの検索インタフェース</text:a></text:p>
          <text:p text:style-name="Contents_20_2"><text:a xlink:type="simple" xlink:href="#org54e2e7d">10.46. <text:span text:style-name="OrgTodo">TODO</text:span> [org-random-todo] ランダムにタスクを選ぶ</text:a></text:p>
          <text:p text:style-name="Contents_20_2"><text:a xlink:type="simple" xlink:href="#org4667b72">10.47. <text:span text:style-name="OrgTodo">TODO</text:span> [toc-org] 文字の挿入</text:a></text:p>
          <text:p text:style-name="Contents_20_1"><text:a xlink:type="simple" xlink:href="#orgb726f64">11. フレーム／ウィンドウ制御</text:a></text:p>
          <text:p text:style-name="Contents_20_2"><text:a xlink:type="simple" xlink:href="#org1875e6c">11.1. 起動時の設定</text:a></text:p>
          <text:p text:style-name="Contents_20_2"><text:a xlink:type="simple" xlink:href="#orgeb34e75">11.2. [e2wm.el] 二画面表示</text:a></text:p>
          <text:p text:style-name="Contents_20_2"><text:a xlink:type="simple" xlink:href="#org6e62fa1">11.3. [frame-ctr.el] キーボードでフレームの場所を移す</text:a></text:p>
          <text:p text:style-name="Contents_20_2"><text:a xlink:type="simple" xlink:href="#org978101d">11.4. [popwin.el] ポップアップウィンドウの制御</text:a></text:p>
          <text:p text:style-name="Contents_20_2"><text:a xlink:type="simple" xlink:href="#org93631b8">11.5. <text:span text:style-name="OrgTodo">TODO</text:span> [shackle.el] ポップアップウィンドウの制御</text:a></text:p>
          <text:p text:style-name="Contents_20_2"><text:a xlink:type="simple" xlink:href="#orge6dc3a5">11.6. [elscreen.el] Emacs バッファをタブ化</text:a></text:p>
          <text:p text:style-name="Contents_20_2"><text:a xlink:type="simple" xlink:href="#orgc438fe9">11.7. [tabbar-ruler] バッファをタブ切り替え可能に</text:a></text:p>
          <text:p text:style-name="Contents_20_1"><text:a xlink:type="simple" xlink:href="#org8bbe7bd">12. フォント／配色関連</text:a></text:p>
          <text:p text:style-name="Contents_20_2"><text:a xlink:type="simple" xlink:href="#orgfd0dda4">12.1. 正規表現を見やすくする</text:a></text:p>
          <text:p text:style-name="Contents_20_2"><text:a xlink:type="simple" xlink:href="#org058d597">12.2. 設定ファイルを見やすくする</text:a></text:p>
          <text:p text:style-name="Contents_20_2"><text:a xlink:type="simple" xlink:href="#org7ad6043">12.3. カーソル行に色をつける</text:a></text:p>
          <text:p text:style-name="Contents_20_2"><text:a xlink:type="simple" xlink:href="#org8b21461">12.4. カーソル色の切り替え <text:span text:style-name="OrgTags">[<text:span text:style-name="OrgTag">Mac</text:span>]</text:span></text:a></text:p>
          <text:p text:style-name="Contents_20_2"><text:a xlink:type="simple" xlink:href="#orga135805">12.5. カーソルを点滅させない</text:a></text:p>
          <text:p text:style-name="Contents_20_2"><text:a xlink:type="simple" xlink:href="#org19e858e">12.6. カーソル位置のフォントを確認</text:a></text:p>
          <text:p text:style-name="Contents_20_2"><text:a xlink:type="simple" xlink:href="#org8e1c46b">12.7. フォント設定</text:a></text:p>
          <text:p text:style-name="Contents_20_3"><text:a xlink:type="simple" xlink:href="#org9e51406">12.7.1. フォントのインストール方法</text:a></text:p>
          <text:p text:style-name="Contents_20_3"><text:a xlink:type="simple" xlink:href="#orgf14157c">12.7.2. フォントチェック用コード</text:a></text:p>
          <text:p text:style-name="Contents_20_2"><text:a xlink:type="simple" xlink:href="#org761aae1">12.8. 行間を制御する</text:a></text:p>
          <text:p text:style-name="Contents_20_2"><text:a xlink:type="simple" xlink:href="#org787ae64">12.9. パッチをカラフルに表示する</text:a></text:p>
          <text:p text:style-name="Contents_20_2"><text:a xlink:type="simple" xlink:href="#orgdeff9bf">12.10. 背景を黒系色にする</text:a></text:p>
          <text:p text:style-name="Contents_20_2"><text:a xlink:type="simple" xlink:href="#org86d64d4">12.11. 時間帯を指定して起動時にテーマを切り替える</text:a></text:p>
          <text:p text:style-name="Contents_20_2"><text:a xlink:type="simple" xlink:href="#org943146c">12.12. [rainbow-mode.el] 配色のリアルタイム確認</text:a></text:p>
          <text:p text:style-name="Contents_20_3"><text:a xlink:type="simple" xlink:href="#org926f83e">12.12.1. 色一覧</text:a></text:p>
          <text:p text:style-name="Contents_20_2"><text:a xlink:type="simple" xlink:href="#org4520d38">12.13. [volatile-highlights] コピペした領域を強調</text:a></text:p>
          <text:p text:style-name="Contents_20_1"><text:a xlink:type="simple" xlink:href="#orgeb4f210">13. ユーティリティ関数</text:a></text:p>
          <text:p text:style-name="Contents_20_2"><text:a xlink:type="simple" xlink:href="#org316b788">13.1. [pomodoro.el] ポモドーロの実践</text:a></text:p>
          <text:p text:style-name="Contents_20_2"><text:a xlink:type="simple" xlink:href="#org584a2dc">13.2. カレントバッファのあるディレクトリをターミナルで表示</text:a></text:p>
          <text:p text:style-name="Contents_20_2"><text:a xlink:type="simple" xlink:href="#org5b364eb">13.3. [google-this.el] 単語をグーグル検索</text:a></text:p>
          <text:p text:style-name="Contents_20_2"><text:a xlink:type="simple" xlink:href="#orged3cd93">13.4. [lingr.el] チャットルームに参加</text:a></text:p>
          <text:p text:style-name="Contents_20_2"><text:a xlink:type="simple" xlink:href="#orgaaee2f3">13.5. <text:span text:style-name="OrgTodo">TODO</text:span> [password-store.el] パスワード管理</text:a></text:p>
          <text:p text:style-name="Contents_20_2"><text:a xlink:type="simple" xlink:href="#org2dceaff">13.6. [multi-term.el] ターミナル</text:a></text:p>
          <text:p text:style-name="Contents_20_2"><text:a xlink:type="simple" xlink:href="#org51e1c19">13.7. [osx-lib.el] OSX用ユーティリティ <text:span text:style-name="OrgTags">[<text:span text:style-name="OrgTag">Mac</text:span>]</text:span></text:a></text:p>
          <text:p text:style-name="Contents_20_2"><text:a xlink:type="simple" xlink:href="#org7792bb0">13.8. iterm2 を Emacs から呼び出したい <text:span text:style-name="OrgTags">[<text:span text:style-name="OrgTag">Mac</text:span>]</text:span></text:a></text:p>
          <text:p text:style-name="Contents_20_2"><text:a xlink:type="simple" xlink:href="#orge07f4c4">13.9. [utility.el] 自作してテスト中の便利関数群</text:a></text:p>
          <text:p text:style-name="Contents_20_1"><text:a xlink:type="simple" xlink:href="#orgf58151e">14. おわりに</text:a></text:p>
        </text:index-body>
      </text:table-of-content>
      <text:h text:style-name="Heading_20_1" text:outline-level="1" text:is-list-header="false">
<text:bookmark-start text:name="OrgXref.orgf3031ad"/>
<text:bookmark text:name="orgf3031ad"/>はじめに
<text:bookmark-end text:name="OrgXref.orgf3031ad"/></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4985bca"/>
<text:bookmark text:name="org4985bca"/>基本設定
<text:bookmark-end text:name="OrgXref.org4985bca"/></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169c4f1"/>
<text:bookmark text:name="org169c4f1"/>init.el のヘッダ
<text:bookmark-end text:name="OrgXref.org169c4f1"/></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2a1e604"/>
<text:bookmark text:name="org2a1e604"/>init ファイルの読み込み時間計測
<text:bookmark-end text:name="OrgXref.org2a1e604"/></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6b5f87c"/>
<text:bookmark text:name="org6b5f87c"/>起動時間の計測
<text:bookmark-end text:name="OrgXref.org6b5f87c"/></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bd7aefd"/>
<text:bookmark text:name="orgbd7aefd"/>GCサイズの最適化
<text:bookmark-end text:name="OrgXref.orgbd7aefd"/></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faf0c3b"/>
<text:bookmark text:name="orgfaf0c3b"/>[exec-path-from-shell] PATH設定をシェルから継承する
<text:bookmark-end text:name="OrgXref.orgfaf0c3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2ecf4c"/>
<text:bookmark text:name="org32ecf4c"/>cl を使う
<text:bookmark-end text:name="OrgXref.org32ecf4c"/></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614a9d1"/>
<text:bookmark text:name="org614a9d1"/>[load-package-p] 設定の読み込みフラグを確認する
<text:bookmark-end text:name="OrgXref.org614a9d1"/></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803019a"/>
<text:bookmark text:name="org803019a"/>リストで関数を渡せる autoload-if-found を使う
<text:bookmark-end text:name="OrgXref.org803019a"/></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039b7a9"/>
<text:bookmark text:name="org039b7a9"/>[eval-after-autoload-if-found] 複数関数を対象とする遅延読み込み
<text:bookmark-end text:name="OrgXref.org039b7a9"/></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96d531d"/>
<text:bookmark text:name="org96d531d"/>関数版
<text:bookmark-end text:name="OrgXref.org96d531d"/></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1da8d60"/>
<text:bookmark text:name="org1da8d60"/>マクロ版
<text:bookmark-end text:name="OrgXref.org1da8d60"/></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f6e5e42"/>
<text:bookmark text:name="orgf6e5e42"/>[library-p] load-path にライブラリがあるかを判定
<text:bookmark-end text:name="OrgXref.orgf6e5e42"/></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a3a4525"/>
<text:bookmark text:name="orga3a4525"/>[passed-clock-p] 指定時刻が本日の未来の時刻かを判定
<text:bookmark-end text:name="OrgXref.orga3a4525"/></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a33d697"/>
<text:bookmark text:name="orga33d697"/>[input-focus-p] フォーカス判定
<text:bookmark-end text:name="OrgXref.orga33d69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391c100"/>
<text:bookmark text:name="org391c100"/>警告の抑制
<text:bookmark-end text:name="OrgXref.org391c100"/></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0814e09"/>
<text:bookmark text:name="org0814e09"/>エラー表示の抑制
<text:bookmark-end text:name="OrgXref.org0814e0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f29f48c"/>
<text:bookmark text:name="orgf29f48c"/>C-x C-c で容易にEmacsを終了させないように質問する
<text:bookmark-end text:name="OrgXref.orgf29f48c"/></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ba0c6c1"/>
<text:bookmark text:name="orgba0c6c1"/>キーバインド
<text:bookmark-end text:name="OrgXref.orgba0c6c1"/></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39d7be0"/>
<text:bookmark text:name="org39d7be0"/>Messages 出力を封じるためのマクロ
<text:bookmark-end text:name="OrgXref.org39d7be0"/></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a40b011"/>
<text:bookmark text:name="orga40b011"/>エンターキーの挙動
<text:bookmark-end text:name="OrgXref.orga40b011"/></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5924573"/>
<text:bookmark text:name="org5924573"/>コマンド入力中に入力過程をミニバッファに反映する
<text:bookmark-end text:name="OrgXref.org592457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7d99c36"/>
<text:bookmark text:name="org7d99c36"/>コア設定
<text:bookmark-end text:name="OrgXref.org7d99c36"/></text:h>
      <text:p text:style-name="Text_20_body">Emacs を操作して文書編集する上で欠かせない設定です．<text:line-break/></text:p>
      <text:h text:style-name="Heading_20_2" text:outline-level="2" text:is-list-header="false">
<text:bookmark-start text:name="OrgXref.org556a29f"/>
<text:bookmark text:name="org556a29f"/>言語／文字コード
<text:bookmark-end text:name="OrgXref.org556a29f"/></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c1fef82"/>
<text:bookmark text:name="orgc1fef82"/>日本語入力
<text:bookmark-end text:name="OrgXref.orgc1fef82"/></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c01d030"/>
<text:bookmark text:name="orgc01d030"/>[ag.el] 検索
<text:bookmark-end text:name="OrgXref.orgc01d030"/></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2047e75"/>
<text:bookmark text:name="org2047e75"/>基本キーバインド
<text:bookmark-end text:name="OrgXref.org2047e75"/></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91abc6b"/>
<text:bookmark text:name="org91abc6b"/>ナローイングするか
<text:bookmark-end text:name="OrgXref.org91abc6b"/></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し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5416ecc"/>
<text:bookmark text:name="org5416ecc"/>バッファの終わりでのnewlineを禁止する
<text:bookmark-end text:name="OrgXref.org5416ecc"/></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f5c2802"/>
<text:bookmark text:name="orgf5c2802"/>常に最終行に一行追加する
<text:bookmark-end text:name="OrgXref.orgf5c2802"/></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7c964c"/>
<text:bookmark text:name="orga7c964c"/>長い文章を右端で常に折り返す
<text:bookmark-end text:name="OrgXref.orga7c964c"/></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5a9e80"/>
<text:bookmark text:name="orga5a9e80"/>バッファが外部から編集された場合に自動で再読み込みする
<text:bookmark-end text:name="OrgXref.orga5a9e80"/></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81fa2bb"/>
<text:bookmark text:name="org81fa2bb"/>[uniquify.el] 同じバッファ名が開かれた場合に区別する
<text:bookmark-end text:name="OrgXref.org81fa2bb"/></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6ac8110"/>
<text:bookmark text:name="org6ac8110"/>マウスで選択した領域を自動コピー
<text:bookmark-end text:name="OrgXref.org6ac8110"/></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881a0a1"/>
<text:bookmark text:name="org881a0a1"/>パッケージ管理
<text:bookmark-end text:name="OrgXref.org881a0a1"/></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5b76d70"/>
<text:bookmark text:name="org5b76d70"/>[cask-mode.el] モード設定
<text:bookmark-end text:name="OrgXref.org5b76d70"/></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d42cfd7"/>
<text:bookmark text:name="orgd42cfd7"/>Cask のセットアップ
<text:bookmark-end text:name="OrgXref.orgd42cfd7"/></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e54dfe3"/>
<text:bookmark text:name="orge54dfe3"/>load-path を一箇所にして起動を高速化
<text:bookmark-end text:name="OrgXref.orge54dfe3"/></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22b38b5"/>
<text:bookmark text:name="org22b38b5"/>[paradox.el] パッケージ選択画面の改善
<text:bookmark-end text:name="OrgXref.org22b38b5"/></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3356023"/>
<text:bookmark text:name="org3356023"/>インデント
<text:bookmark-end text:name="OrgXref.org3356023"/></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ea9203"/>
<text:bookmark text:name="orgfea9203"/>[aggressive-indent] 即時バッファ整形
<text:bookmark-end text:name="OrgXref.orgfea920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42557e2"/>
<text:bookmark text:name="org42557e2"/>ファイルリンクを辿る時に確認のメッセージを出さない
<text:bookmark-end text:name="OrgXref.org42557e2"/></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dc09ee"/>
<text:bookmark text:name="org9dc09ee"/>MBPビルド用設定
<text:bookmark-end text:name="OrgXref.org9dc09ee"/></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c9e2e2"/>
<text:bookmark text:name="orgac9e2e2"/>NSビルド用設定<text:tab/><text:span text:style-name="OrgTags">[<text:span text:style-name="OrgTag">Mac</text:span>]</text:span>
<text:bookmark-end text:name="OrgXref.orgac9e2e2"/></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d1449ac"/>
<text:bookmark text:name="orgd1449ac"/>カーソル移動
<text:bookmark-end text:name="OrgXref.orgd1449ac"/></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b6b8660"/>
<text:bookmark text:name="orgb6b8660"/>バッファ内のカーソル移動
<text:bookmark-end text:name="OrgXref.orgb6b8660"/></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6709d04"/>
<text:bookmark text:name="org6709d04"/>バッファ間のカーソル移動
<text:bookmark-end text:name="OrgXref.org6709d04"/></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64720a0"/>
<text:bookmark text:name="org64720a0"/>スクロールを制御
<text:bookmark-end text:name="OrgXref.org64720a0"/></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20c9fbe"/>
<text:bookmark text:name="org20c9fbe"/>スクロールで表示を重複させる行数
<text:bookmark-end text:name="OrgXref.org20c9fbe"/></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0987b2"/>
<text:bookmark text:name="org20987b2"/>[SmoothScroll.el] カーソル固定でスクロールする
<text:bookmark-end text:name="OrgXref.org20987b2"/></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1680730"/>
<text:bookmark text:name="org1680730"/>キーバインド
<text:bookmark-end text:name="OrgXref.org1680730"/></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5f0dd88"/>
<text:bookmark text:name="org5f0dd88"/>[smooth-scroll.el] 滑らかなスクロール
<text:bookmark-end text:name="OrgXref.org5f0dd88"/></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0f2210c"/>
<text:bookmark text:name="org0f2210c"/>[point-undo.el] カーソル位置を簡単にたどる
<text:bookmark-end text:name="OrgXref.org0f2210c"/></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ccd42e"/>
<text:bookmark text:name="org9ccd42e"/>[cycle-buffer.el] カレントバッファの表示切り替え
<text:bookmark-end text:name="OrgXref.org9ccd42e"/></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a6c0fdf"/>
<text:bookmark text:name="orga6c0fdf"/>[bm.el] カーソル位置をブックマークして追う
<text:bookmark-end text:name="OrgXref.orga6c0fdf"/></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f8cab81"/>
<text:bookmark text:name="orgf8cab81"/>[centered-cursor-mode.el] カーソル位置をバッファ中央に固定
<text:bookmark-end text:name="OrgXref.orgf8cab81"/></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8d689f5"/>
<text:bookmark text:name="org8d689f5"/>編集サポート
<text:bookmark-end text:name="OrgXref.org8d689f5"/></text:h>
      <text:h text:style-name="Heading_20_2" text:outline-level="2" text:is-list-header="false">
<text:bookmark-start text:name="OrgXref.orge2e9555"/>
<text:bookmark text:name="orge2e9555"/>矩形編集／連番入力
<text:bookmark-end text:name="OrgXref.orge2e9555"/></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1ec45be"/>
<text:bookmark text:name="org1ec45be"/>Yank時に装飾を取る
<text:bookmark-end text:name="OrgXref.org1ec45be"/></text:h>
      <text:p text:style-name="OrgSrcBlockLastLine">(<text:span text:style-name="OrgSrcFontLockKeywordFace">setq</text:span><text:s/>yank-excluded-properties<text:s/>t)</text:p>
      <text:h text:style-name="Heading_20_2" text:outline-level="2" text:is-list-header="false">
<text:bookmark-start text:name="OrgXref.org70708b0"/>
<text:bookmark text:name="org70708b0"/>ファイル保存時に時間を記録する
<text:bookmark-end text:name="OrgXref.org70708b0"/></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p>
      <text:p text:style-name="OrgSrcBlock"><text:s/><text:s/><text:s/><text:s/><text:s/><text:s/><text:s/><text:span text:style-name="OrgSrcFontLockStringFace">"updat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update-stamp</text:span><text:s/>nil<text:s/>t))</text:p>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format<text:s/><text:span text:style-name="OrgSrcFontLockStringFace">"%:y-%02m-%02dT%02H:%02M:%02S%Z"</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update-stamp))</text:p>
      <text:p text:style-name="OrgSrcBlock"><text:s/><text:s/><text:s/><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autoload-if-found</text:p>
      <text:p text:style-name="OrgSrcBlock"><text:s/><text:s/><text:s/><text:s/><text:s/><text:s/><text:s/>'(time-stamp)</text:p>
      <text:p text:style-name="OrgSrcBlock"><text:s/><text:s/><text:s/><text:s/><text:s/><text:s/><text:s/><text:span text:style-name="OrgSrcFontLockStringFace">"tim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time-stamp</text:span><text:s/>nil<text:s/>t))</text:p>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format<text:s/><text:span text:style-name="OrgSrcFontLockStringFace">"%:y-%02m-%02dT%02H:%02M:%02S%Z"</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ime-stamp))</text:p>
      <text:p text:style-name="OrgSrcBlockLastLine"><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bae4192"/>
<text:bookmark text:name="orgbae4192"/>選択リージョンを使って検索
<text:bookmark-end text:name="OrgXref.orgbae419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5aab7e7"/>
<text:bookmark text:name="org5aab7e7"/>ChangeLog モード
<text:bookmark-end text:name="OrgXref.org5aab7e7"/></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a1feef6"/>
<text:bookmark text:name="orga1feef6"/>テキストモード
<text:bookmark-end text:name="OrgXref.orga1feef6"/></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8a3dbc"/>
<text:bookmark text:name="org98a3dbc"/>C/C++モード
<text:bookmark-end text:name="OrgXref.org98a3dbc"/></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4774589"/>
<text:bookmark text:name="org4774589"/>C#モード
<text:bookmark-end text:name="OrgXref.org4774589"/></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c145236"/>
<text:bookmark text:name="orgc145236"/>Infoモード
<text:bookmark-end text:name="OrgXref.orgc14523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7b962b9"/>
<text:bookmark text:name="org7b962b9"/>Rモード
<text:bookmark-end text:name="OrgXref.org7b962b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d441d7e"/>
<text:bookmark text:name="orgd441d7e"/>nXMLモード
<text:bookmark-end text:name="OrgXref.orgd441d7e"/></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c9f6b30"/>
<text:bookmark text:name="orgc9f6b30"/>yamlモード
<text:bookmark-end text:name="OrgXref.orgc9f6b30"/></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c1130cd"/>
<text:bookmark text:name="orgc1130cd"/>jsonモード
<text:bookmark-end text:name="OrgXref.orgc1130cd"/></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ea2f857"/>
<text:bookmark text:name="orgea2f857"/>javascriptモード
<text:bookmark-end text:name="OrgXref.orgea2f857"/></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4663673"/>
<text:bookmark text:name="org4663673"/>csvモード
<text:bookmark-end text:name="OrgXref.org466367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d680af"/>
<text:bookmark text:name="org0d680af"/>asciiモード
<text:bookmark-end text:name="OrgXref.org0d680af"/></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94e3e2f"/>
<text:bookmark text:name="org94e3e2f"/>esモード
<text:bookmark-end text:name="OrgXref.org94e3e2f"/></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974e1f"/>
<text:bookmark text:name="orgc974e1f"/>gnuplotモード
<text:bookmark-end text:name="OrgXref.orgc974e1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42abb5"/>
<text:bookmark text:name="orgc42abb5"/>markdown-mode
<text:bookmark-end text:name="OrgXref.orgc42abb5"/></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84640f1"/>
<text:bookmark text:name="org84640f1"/>スペルチェック
<text:bookmark-end text:name="OrgXref.org84640f1"/></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48f32c3"/>
<text:bookmark text:name="org48f32c3"/>リアルタイムスペルチェック
<text:bookmark-end text:name="OrgXref.org48f32c3"/></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dadb4bf"/>
<text:bookmark text:name="orgdadb4bf"/>[latex-math-preview.el] TeX数式をプレビュー
<text:bookmark-end text:name="OrgXref.orgdadb4bf"/></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b8c153e"/>
<text:bookmark text:name="orgb8c153e"/>[po-mode.el] 翻訳ファイルの編集
<text:bookmark-end text:name="OrgXref.orgb8c153e"/></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09bba2"/>
<text:bookmark text:name="org009bba2"/>[word-count.el] リージョン内の文字をカウントする
<text:bookmark-end text:name="OrgXref.org009bba2"/></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ebd37e1"/>
<text:bookmark text:name="orgebd37e1"/>[yatex.el] YaTeXモード
<text:bookmark-end text:name="OrgXref.orgebd37e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dd2303a"/>
<text:bookmark text:name="orgdd2303a"/>[auxtex.el] AUCTEXモード
<text:bookmark-end text:name="OrgXref.orgdd2303a"/></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238f312"/>
<text:bookmark text:name="org238f312"/>[display-time-world-mode] 世界時計
<text:bookmark-end text:name="OrgXref.org238f312"/></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1b6e238"/>
<text:bookmark text:name="org1b6e238"/>[yasnippet.el] Emacs用のテンプレートシステム
<text:bookmark-end text:name="OrgXref.org1b6e238"/></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c667967"/>
<text:bookmark text:name="orgc667967"/>[sdic.el] 英辞郎で英単語を調べる
<text:bookmark-end text:name="OrgXref.orgc667967"/></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c4dc982"/>
<text:bookmark text:name="orgc4dc982"/>MacOSのdictionary.appで辞書をひく
<text:bookmark-end text:name="OrgXref.orgc4dc982"/></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a921387"/>
<text:bookmark text:name="orga921387"/>MacOSのdictionary.appでCOBUILD5の辞書をひく（旧）
<text:bookmark-end text:name="OrgXref.orga921387"/></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a6866e3"/>
<text:bookmark text:name="orga6866e3"/>マイナーモード化
<text:bookmark-end text:name="OrgXref.orga6866e3"/></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0263809"/>
<text:bookmark text:name="org0263809"/>キーバインド
<text:bookmark-end text:name="OrgXref.org0263809"/></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b525854"/>
<text:bookmark text:name="orgb525854"/>[lookup.el] 辞書
<text:bookmark-end text:name="OrgXref.orgb525854"/></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b19f7cd"/>
<text:bookmark text:name="orgb19f7cd"/>キーバインド
<text:bookmark-end text:name="OrgXref.orgb19f7cd"/></text:h>
      <text:p text:style-name="OrgSrcBlockLastLine">(global-set-key<text:s/>(kbd<text:s/><text:span text:style-name="OrgSrcFontLockStringFace">"&lt;f6&gt;"</text:span>)<text:s/>'lookup-word)</text:p>
      <text:h text:style-name="Heading_20_2" text:outline-level="2" text:is-list-header="false">
<text:bookmark-start text:name="OrgXref.org1b87f9a"/>
<text:bookmark text:name="org1b87f9a"/>[cacoo] Cacoo で描く
<text:bookmark-end text:name="OrgXref.org1b87f9a"/></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a617312"/>
<text:bookmark text:name="orga617312"/>[iedit] バッファ内の同じ文字列を一度に編集する
<text:bookmark-end text:name="OrgXref.orga617312"/></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206bcad"/>
<text:bookmark text:name="org206bcad"/>[web-mode] HTML編集
<text:bookmark-end text:name="OrgXref.org206bcad"/></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50c7a7c"/>
<text:bookmark text:name="org50c7a7c"/>[emmet-mode] zencoding の後継
<text:bookmark-end text:name="OrgXref.org50c7a7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6a0550f"/>
<text:bookmark text:name="org6a0550f"/>[zencoding-mode] HTML編集の高速化（旧）
<text:bookmark-end text:name="OrgXref.org6a0550f"/></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046364"/>
<text:bookmark text:name="org4046364"/>[describe-number] 16進数などを確認
<text:bookmark-end text:name="OrgXref.org4046364"/></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7fe57d5"/>
<text:bookmark text:name="org7fe57d5"/>[web-beautify.el] ソースコード整形
<text:bookmark-end text:name="OrgXref.org7fe57d5"/></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178c374"/>
<text:bookmark text:name="org178c374"/>[smartparens.el] 対応するカッコの挿入をアシスト
<text:bookmark-end text:name="OrgXref.org178c374"/></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4825b31"/>
<text:bookmark text:name="org4825b31"/>[replace-from-region.el] 選択領域を別の文字列に置き換える
<text:bookmark-end text:name="OrgXref.org4825b31"/></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6568ecf"/>
<text:bookmark text:name="org6568ecf"/>[selected.el] リージョン選択時のアクションを制御
<text:bookmark-end text:name="OrgXref.org6568ecf"/></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LastLine"><text:s/><text:s/><text:s/><text:s/>(selected-global-mode<text:s/>1)))</text:p>
      <text:h text:style-name="Heading_20_1" text:outline-level="1" text:is-list-header="false">
<text:bookmark-start text:name="OrgXref.orged81b2e"/>
<text:bookmark text:name="orged81b2e"/>表示サポート
<text:bookmark-end text:name="OrgXref.orged81b2e"/></text:h>
      <text:h text:style-name="Heading_20_2" text:outline-level="2" text:is-list-header="false">
<text:bookmark-start text:name="OrgXref.orgb7dfbec"/>
<text:bookmark text:name="orgb7dfbec"/>モードラインのモード名を短くする
<text:bookmark-end text:name="OrgXref.orgb7dfbec"/></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056c00b"/>
<text:bookmark text:name="org056c00b"/>モードラインのNarrowを短くする
<text:bookmark-end text:name="OrgXref.org056c00b"/></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6936d4e"/>
<text:bookmark text:name="org6936d4e"/>モードラインの節約（VC-mode編）
<text:bookmark-end text:name="OrgXref.org6936d4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c986781"/>
<text:bookmark text:name="orgc986781"/>モードラインの色をカスタマイズする
<text:bookmark-end text:name="OrgXref.orgc986781"/></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7c97b6a"/>
<text:bookmark text:name="org7c97b6a"/>色セット例
<text:bookmark-end text:name="OrgXref.org7c97b6a"/></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97ab10"/>
<text:bookmark text:name="org497ab10"/>visible-bell のカスタマイズ
<text:bookmark-end text:name="OrgXref.org497ab10"/></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76d8115"/>
<text:bookmark text:name="org76d8115"/>常に <text:span text:style-name="Bold">scratch</text:span> を表示して起動する
<text:bookmark-end text:name="OrgXref.org76d811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54d302d"/>
<text:bookmark text:name="org54d302d"/>バッテリー情報をモードラインに表示する
<text:bookmark-end text:name="OrgXref.org54d302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415f22"/>
<text:bookmark text:name="org9415f22"/>スクロールバーを非表示にする
<text:bookmark-end text:name="OrgXref.org9415f22"/></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45cb24"/>
<text:bookmark text:name="orga45cb24"/>[yascroll] フリンジにスクロールバーを出す
<text:bookmark-end text:name="OrgXref.orga45cb24"/></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0fa60c8"/>
<text:bookmark text:name="org0fa60c8"/>ツールバーを非表示にする
<text:bookmark-end text:name="OrgXref.org0fa60c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5b29637"/>
<text:bookmark text:name="org5b29637"/>起動時のスプラッシュ画面を表示しない
<text:bookmark-end text:name="OrgXref.org5b29637"/></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31b3cf"/>
<text:bookmark text:name="org531b3cf"/>カーソル行の行数をモードラインに表示する
<text:bookmark-end text:name="OrgXref.org531b3cf"/></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5975aab"/>
<text:bookmark text:name="org5975aab"/>カーソル行の関数名をモードラインに表示する
<text:bookmark-end text:name="OrgXref.org5975aab"/></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1d5678"/>
<text:bookmark text:name="org91d5678"/>時刻をモードラインに表示する
<text:bookmark-end text:name="OrgXref.org91d5678"/></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159a0ad"/>
<text:bookmark text:name="org159a0ad"/>対応するカッコをハイライトする
<text:bookmark-end text:name="OrgXref.org159a0ad"/></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8bdf42"/>
<text:bookmark text:name="org78bdf42"/>全角スペースと行末タブ／半角スペースを強調表示する
<text:bookmark-end text:name="OrgXref.org78bdf4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c62f2c6"/>
<text:bookmark text:name="orgc62f2c6"/>バッファの終わりをフリンジで明示
<text:bookmark-end text:name="OrgXref.orgc62f2c6"/></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0dabcf9"/>
<text:bookmark text:name="org0dabcf9"/>[migemo.el] ローマ字入力で日本語を検索する
<text:bookmark-end text:name="OrgXref.org0dabcf9"/></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be48b96"/>
<text:bookmark text:name="orgbe48b96"/>[anything.el] 何でも絞り込みインターフェイス（旧）
<text:bookmark-end text:name="OrgXref.orgbe48b96"/></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p>
      <text:p text:style-name="OrgSrcBlock"><text:s/><text:s/><text:s/><text:s/><text:s/><text:s/><text:s/><text:s/><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ea57741"/>
<text:bookmark text:name="orgea57741"/>キーバインド
<text:bookmark-end text:name="OrgXref.orgea57741"/></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0792318"/>
<text:bookmark text:name="org0792318"/>[helm.el] 続・何でも絞り込みインターフェイス
<text:bookmark-end text:name="OrgXref.org079231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7d7403a"/>
<text:bookmark text:name="org7d7403a"/>[stripe-buffer.el] テーブルの色をストライプにする
<text:bookmark-end text:name="OrgXref.org7d7403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18924d1"/>
<text:bookmark text:name="org18924d1"/>[rainbow-delimiters] 対応するカッコに色を付ける
<text:bookmark-end text:name="OrgXref.org18924d1"/></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cc09f7b"/>
<text:bookmark text:name="orgcc09f7b"/>[git-gutter-fringe] 編集差分をフレーム端で視覚化
<text:bookmark-end text:name="OrgXref.orgcc09f7b"/></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33215a0"/>
<text:bookmark text:name="org33215a0"/>[zlc.el] find-file バッファを zsh ライクにする
<text:bookmark-end text:name="OrgXref.org33215a0"/></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a94f69b"/>
<text:bookmark text:name="orga94f69b"/>[japanese-holidays] カレンダーをカラフルにする
<text:bookmark-end text:name="OrgXref.orga94f69b"/></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c3427da"/>
<text:bookmark text:name="orgc3427da"/>[calendar.el] カレンダーで週番号を表示する
<text:bookmark-end text:name="OrgXref.orgc3427da"/></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7fcbed6"/>
<text:bookmark text:name="org7fcbed6"/>[guide-key] キーバインドの選択肢をポップアップする
<text:bookmark-end text:name="OrgXref.org7fcbed6"/></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377324a"/>
<text:bookmark text:name="org377324a"/>[which-key] キーバインドの選択肢をポップアップする
<text:bookmark-end text:name="OrgXref.org377324a"/></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82d406e"/>
<text:bookmark text:name="org82d406e"/>[stock-ticker] 株価をモードラインに表示
<text:bookmark-end text:name="OrgXref.org82d406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28dbf90"/>
<text:bookmark text:name="org28dbf90"/>[mode-icons] 使用中のモード表示をアイコンで代替
<text:bookmark-end text:name="OrgXref.org28dbf9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b89e015"/>
<text:bookmark text:name="orgb89e015"/>[highlight-symbol] 同じ名前のシンボルをハイライトする
<text:bookmark-end text:name="OrgXref.orgb89e015"/></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418c9ca"/>
<text:bookmark text:name="org418c9ca"/>メディアサポート
<text:bookmark-end text:name="OrgXref.org418c9ca"/></text:h>
      <text:h text:style-name="Heading_20_2" text:outline-level="2" text:is-list-header="false">
<text:bookmark-start text:name="OrgXref.org8880a03"/>
<text:bookmark text:name="org8880a03"/>[bongo.el] Emacsのバッファで音楽ライブラリを管理する
<text:bookmark-end text:name="OrgXref.org8880a03"/></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093ae97"/>
<text:bookmark text:name="org093ae97"/>[GoogleMaps.el] GoogleMaps を Emacs 内で使う
<text:bookmark-end text:name="OrgXref.org093ae97"/></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a2cf42"/>
<text:bookmark text:name="orgaa2cf42"/>[org-google-weather.el] org-agenda に天気を表示する
<text:bookmark-end text:name="OrgXref.orgaa2cf42"/></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f350390"/>
<text:bookmark text:name="orgf350390"/>履歴／ファイル管理
<text:bookmark-end text:name="OrgXref.orgf350390"/></text:h>
      <text:h text:style-name="Heading_20_2" text:outline-level="2" text:is-list-header="false">
<text:bookmark-start text:name="OrgXref.org2b70a0f"/>
<text:bookmark text:name="org2b70a0f"/>[dired] ファイラのサポートツール
<text:bookmark-end text:name="OrgXref.org2b70a0f"/></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ec58996"/>
<text:bookmark text:name="orgec58996"/>Undoバッファを無限に取る
<text:bookmark-end text:name="OrgXref.orgec58996"/></text:h>
      <text:p text:style-name="OrgSrcBlockLastLine">(<text:span text:style-name="OrgSrcFontLockKeywordFace">setq</text:span><text:s/>undo-outer-limit<text:s/>nil)</text:p>
      <text:h text:style-name="Heading_20_2" text:outline-level="2" text:is-list-header="false">
<text:bookmark-start text:name="OrgXref.org9e3efb9"/>
<text:bookmark text:name="org9e3efb9"/>[undo-tree] 編集履歴をわかりやすくたどる
<text:bookmark-end text:name="OrgXref.org9e3efb9"/></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648ae13"/>
<text:bookmark text:name="org648ae13"/>バッファ保存時にバックアップファイルを生成する
<text:bookmark-end text:name="OrgXref.org648ae13"/></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a93df0a"/>
<text:bookmark text:name="orga93df0a"/>バッファ保存時にバックアップを生成させない
<text:bookmark-end text:name="OrgXref.orga93df0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f685a4"/>
<text:bookmark text:name="orgff685a4"/>ミニバッファの履歴を保存しリストアする
<text:bookmark-end text:name="OrgXref.orgff685a4"/></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4885446"/>
<text:bookmark text:name="org4885446"/>履歴サイズを大きくする
<text:bookmark-end text:name="OrgXref.org4885446"/></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2b270c7"/>
<text:bookmark text:name="org2b270c7"/>Emacs終了時に開いていたバッファを起動時に復元する
<text:bookmark-end text:name="OrgXref.org2b270c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e52ec02"/>
<text:bookmark text:name="orge52ec02"/>最近開いたファイルリストを保持
<text:bookmark-end text:name="OrgXref.orge52ec02"/></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6a0d395"/>
<text:bookmark text:name="org6a0d395"/>深夜にバッファを自動整理する
<text:bookmark-end text:name="OrgXref.org6a0d395"/></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52879c5"/>
<text:bookmark text:name="org52879c5"/>[auto-save-buffers.el] 一定間隔でバッファを保存する
<text:bookmark-end text:name="OrgXref.org52879c5"/></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8fe932e"/>
<text:bookmark text:name="org8fe932e"/>[backup-dir.el] バックアップファイルを一箇所に集める
<text:bookmark-end text:name="OrgXref.org8fe932e"/></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1d5a0a"/>
<text:bookmark text:name="orga1d5a0a"/>[backup-each-save] クラッシュに備える
<text:bookmark-end text:name="OrgXref.orga1d5a0a"/></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a9f3cde"/>
<text:bookmark text:name="orga9f3cde"/>特定のファイルを Dropbox 以下にバックアップする
<text:bookmark-end text:name="OrgXref.orga9f3cde"/></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s<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stringp<text:s/>rootdir)</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mapc</text:p>
      <text:p text:style-name="OrgSrcBlock"><text:s/><text:s/><text:s/><text:s/><text:s/><text:s/><text:s/><text:s/><text:s/>(<text:span text:style-name="OrgSrcFontLockKeywordFace">lambda</text:span><text:s/>(file)</text:p>
      <text:p text:style-name="OrgSrcBlock"><text:s/><text:s/><text:s/><text:s/><text:s/><text:s/><text:s/><text:s/><text:s/><text:s/><text:s/>(<text:span text:style-name="OrgSrcFontLockKeywordFace">if</text:span><text:s/>(<text:span text:style-name="OrgSrcFontLockKeywordFace">and</text:span><text:s/>(stringp<text:s/>file)</text:p>
      <text:p text:style-name="OrgSrcBlock"><text:s/><text:s/><text:s/><text:s/><text:s/><text:s/><text:s/><text:s/><text:s/><text:s/><text:s/><text:s/><text:s/><text:s/><text:s/><text:s/><text:s/><text:s/><text:s/><text:s/>(file-readable-p<text:s/>(<text:span text:style-name="OrgSrcFontLockKeywordFace">or</text:span><text:s/>file<text:s/>(expand-file-name<text:s/>file))))</text:p>
      <text:p text:style-name="OrgSrcBlock"><text:s/><text:s/><text:s/><text:s/><text:s/><text:s/><text:s/><text:s/><text:s/><text:s/><text:s/><text:s/><text:s/><text:s/><text:s/>(shell-command-to-string</text:p>
      <text:p text:style-name="OrgSrcBlock"><text:s/><text:s/><text:s/><text:s/><text:s/><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text:s/><text:s/><text:s/>(message<text:s/>(format<text:s/><text:span text:style-name="OrgSrcFontLockStringFace">"---<text:s/>backup<text:s/>failure:<text:s/>%s"</text:span><text:s/>file))))</text:p>
      <text:p text:style-name="OrgSrcBlock"><text:s/><text:s/><text:s/><text:s/><text:s/><text:s/><text:s/><text:s/><text:s/>(<text:span text:style-name="OrgSrcFontLockKeywordFace">if</text:span><text:s/>(listp<text:s/>files)</text:p>
      <text:p text:style-name="OrgSrcBlock"><text:s/><text:s/><text:s/><text:s/><text:s/><text:s/><text:s/><text:s/><text:s/><text:s/><text:s/><text:s/><text:s/>files</text:p>
      <text:p text:style-name="OrgSrcBlock"><text:s/><text:s/><text:s/><text:s/><text:s/><text:s/><text:s/><text:s/><text:s/><text:s/><text:s/>(list<text:s/>files)))</text:p>
      <text:p text:style-name="OrgSrcBlock"><text:s/><text:s/><text:s/><text:s/><text:s/><text:s/>(message<text:s/>(format<text:s/><text:span text:style-name="OrgSrcFontLockStringFace">"---<text:s/>backup-dir<text:s/>does<text:s/>not<text:s/>exist:<text:s/>%s"</text:span><text:s/>rootdir)))))</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baf325b"/>
<text:bookmark text:name="orgbaf325b"/>[session.el] 様々な履歴を保存し復元に利用する
<text:bookmark-end text:name="OrgXref.orgbaf325b"/></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05db467"/>
<text:bookmark text:name="org05db467"/>[wakatime-mode.el] WakaTime を利用して作業記録する
<text:bookmark-end text:name="OrgXref.org05db46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5af6f83"/>
<text:bookmark text:name="org5af6f83"/>[neotree.el] ディレクトリ情報をツリー表示
<text:bookmark-end text:name="OrgXref.org5af6f8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2126b8a"/>
<text:bookmark text:name="org2126b8a"/>[osx-trash] system-move-file-to-trash を有効にする
<text:bookmark-end text:name="OrgXref.org2126b8a"/></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bcbf0ff"/>
<text:bookmark text:name="orgbcbf0ff"/><text:span text:style-name="OrgTodo">TODO</text:span> [helpful] リッチなヘルプページ
<text:bookmark-end text:name="OrgXref.orgbcbf0ff"/></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0d59ac2"/>
<text:bookmark text:name="org0d59ac2"/>開発サポート
<text:bookmark-end text:name="OrgXref.org0d59ac2"/></text:h>
      <text:h text:style-name="Heading_20_2" text:outline-level="2" text:is-list-header="false">
<text:bookmark-start text:name="OrgXref.org080031a"/>
<text:bookmark text:name="org080031a"/>便利キーバインド
<text:bookmark-end text:name="OrgXref.org080031a"/></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f696643"/>
<text:bookmark text:name="orgf696643"/>[gist.el] Gist インターフェイス
<text:bookmark-end text:name="OrgXref.orgf696643"/></text:h>
      <text:p text:style-name="OrgSrcBlockLastLine">(autoload-if-found<text:s/>'gist<text:s/><text:span text:style-name="OrgSrcFontLockStringFace">"gist"</text:span><text:s/>nil<text:s/>t)</text:p>
      <text:h text:style-name="Heading_20_2" text:outline-level="2" text:is-list-header="false">
<text:bookmark-start text:name="OrgXref.org492e278"/>
<text:bookmark text:name="org492e278"/>[doxymacs.el] Doxygen のコメントを簡単に入力する
<text:bookmark-end text:name="OrgXref.org492e278"/></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941c1b4"/>
<text:bookmark text:name="org941c1b4"/>[matlab.el] Matlab用の設定<text:tab/><text:span text:style-name="OrgTags">[<text:span text:style-name="OrgTag">Mac</text:span>]</text:span>
<text:bookmark-end text:name="OrgXref.org941c1b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a3f06f"/>
<text:bookmark text:name="orgca3f06f"/>[flycheck.el] 構文エラー表示
<text:bookmark-end text:name="OrgXref.orgca3f06f"/></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6a0911f"/>
<text:bookmark text:name="org6a0911f"/>[auto-complete.el] 自動補完機能
<text:bookmark-end text:name="OrgXref.org6a0911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c7a568d"/>
<text:bookmark text:name="orgc7a568d"/>[auto-complete-clang.el] オムニ補完
<text:bookmark-end text:name="OrgXref.orgc7a568d"/></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9802e0"/>
<text:bookmark text:name="orgc9802e0"/>参考サイト
<text:bookmark-end text:name="OrgXref.orgc9802e0"/></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06a97b0"/>
<text:bookmark text:name="org06a97b0"/>[hideshowvis.el] 関数の表示／非表示
<text:bookmark-end text:name="OrgXref.org06a97b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6923c27"/>
<text:bookmark text:name="org6923c27"/>[origami.el] 関数の折りたたみ
<text:bookmark-end text:name="OrgXref.org6923c2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fb9bbc1"/>
<text:bookmark text:name="orgfb9bbc1"/>[quickrun.el] お手軽ビルド
<text:bookmark-end text:name="OrgXref.orgfb9bbc1"/></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86d7fbd"/>
<text:bookmark text:name="org86d7fbd"/>[ggtags.el] タグジャンプ
<text:bookmark-end text:name="OrgXref.org86d7fbd"/></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ccd137c"/>
<text:bookmark text:name="orgccd137c"/><text:span text:style-name="OrgTodo">TODO</text:span> [0xc] N進数変換
<text:bookmark-end text:name="OrgXref.orgccd137c"/></text:h>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point))</text:p>
      <text:h text:style-name="Heading_20_2" text:outline-level="2" text:is-list-header="false">
<text:bookmark-start text:name="OrgXref.orgc61bbdb"/>
<text:bookmark text:name="orgc61bbdb"/><text:span text:style-name="OrgTodo">TODO</text:span> [EditorConfig] コードスタイルの強制
<text:bookmark-end text:name="OrgXref.orgc61bbdb"/></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f74fdcc"/>
<text:bookmark text:name="orgf74fdcc"/>Org Mode
<text:bookmark-end text:name="OrgXref.orgf74fdcc"/></text:h>
      <text:h text:style-name="Heading_20_2" text:outline-level="2" text:is-list-header="false">
<text:bookmark-start text:name="OrgXref.orgf384d38"/>
<text:bookmark text:name="orgf384d38"/>基本設定
<text:bookmark-end text:name="OrgXref.orgf384d3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extension</text:span><text:s/>nil<text:s/>t)</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9afa13f"/>
<text:bookmark text:name="org9afa13f"/>contribution を使う
<text:bookmark-end text:name="OrgXref.org9afa13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718fdea"/>
<text:bookmark text:name="org718fdea"/>iCal との連携
<text:bookmark-end text:name="OrgXref.org718fdea"/></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9b676ed"/>
<text:bookmark text:name="org9b676ed"/>スピードコマンド
<text:bookmark-end text:name="OrgXref.org9b676ed"/></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a5e1c0c"/>
<text:bookmark text:name="orga5e1c0c"/>Pomodoro
<text:bookmark-end text:name="OrgXref.orga5e1c0c"/></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acc6505"/>
<text:bookmark text:name="orgacc6505"/>face 関連
<text:bookmark-end text:name="OrgXref.orgacc6505"/></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6981e08"/>
<text:bookmark text:name="org6981e08"/><text:span text:style-name="OrgTodo">TODO</text:span> キーワードのカスタマイズ
<text:bookmark-end text:name="OrgXref.org6981e08"/></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d229a0f"/>
<text:bookmark text:name="orgd229a0f"/>ImageMagick を使って様々な画像をインライン表示する
<text:bookmark-end text:name="OrgXref.orgd229a0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7d7425e"/>
<text:bookmark text:name="org7d7425e"/>[org-agenda] タスク／予定管理
<text:bookmark-end text:name="OrgXref.org7d7425e"/></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979a6b1"/>
<text:bookmark text:name="org979a6b1"/><text:span text:style-name="OrgTodo">TODO</text:span> [orgbox.el] スケジュール追加のわかりやすい入力
<text:bookmark-end text:name="OrgXref.org979a6b1"/></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44c1cd7"/>
<text:bookmark text:name="org44c1cd7"/><text:span text:style-name="OrgTodo">TODO</text:span> [org-review.el] レビューフローのサポート
<text:bookmark-end text:name="OrgXref.org44c1cd7"/></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a207f05"/>
<text:bookmark text:name="orga207f05"/>[appt.el] アラーム設定
<text:bookmark-end text:name="OrgXref.orga207f05"/></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e72a9ed"/>
<text:bookmark text:name="orge72a9ed"/>[org-capture] 高速にメモを取る
<text:bookmark-end text:name="OrgXref.orge72a9ed"/></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fa4c2b0"/>
<text:bookmark text:name="orgfa4c2b0"/>[org-refile] orgツリーの高速移動
<text:bookmark-end text:name="OrgXref.orgfa4c2b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2a322e8"/>
<text:bookmark text:name="org2a322e8"/>[org-babel] 基本設定
<text:bookmark-end text:name="OrgXref.org2a322e8"/></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820deea"/>
<text:bookmark text:name="org820deea"/>[org-babel] ソースブロックの入力キーをカスタマイズ
<text:bookmark-end text:name="OrgXref.org820dee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b97218d"/>
<text:bookmark text:name="orgb97218d"/>[MobileOrg] iOS との連携
<text:bookmark-end text:name="OrgXref.orgb97218d"/></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91c523"/>
<text:bookmark text:name="orga91c523"/>[org-tree-slide] Org でプレゼンテーション
<text:bookmark-end text:name="OrgXref.orga91c523"/></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a9466b"/>
<text:bookmark text:name="orgda9466b"/>[org-tree-slide] クロックインとアウトを自動化する
<text:bookmark-end text:name="OrgXref.orgda9466b"/></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8e6f835"/>
<text:bookmark text:name="org8e6f835"/>[org-tree-slide] 特定のツリーをプロポーショナルフォントで表示する
<text:bookmark-end text:name="OrgXref.org8e6f835"/></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6155f6b"/>
<text:bookmark text:name="org6155f6b"/>[org-tree-slide] ヘッドラインをリッチにする
<text:bookmark-end text:name="OrgXref.org6155f6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1852d6a"/>
<text:bookmark text:name="org1852d6a"/><text:span text:style-name="OrgTodo">TODO</text:span> [org-tree-slide] BEGIN_SRCとEND_SRCを消して背景色を変える
<text:bookmark-end text:name="OrgXref.org1852d6a"/></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3b8c1eb"/>
<text:bookmark text:name="org3b8c1eb"/><text:span text:style-name="OrgTodo">TODO</text:span> [org-fstree] ディレクトリ構造を読み取る
<text:bookmark-end text:name="OrgXref.org3b8c1e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556758"/>
<text:bookmark text:name="org6556758"/>[calfw-org] calfw に org の予定を表示する
<text:bookmark-end text:name="OrgXref.org655675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fd5949d"/>
<text:bookmark text:name="orgfd5949d"/>[org-export-generic] エクスポート機能を拡張する
<text:bookmark-end text:name="OrgXref.orgfd5949d"/></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00c7a17"/>
<text:bookmark text:name="org00c7a17"/><text:span text:style-name="OrgTodo">TODO</text:span> [ox] 出力形式の拡張
<text:bookmark-end text:name="OrgXref.org00c7a17"/></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9a7f088"/>
<text:bookmark text:name="org9a7f088"/>[org-odt] ODT形式に出力
<text:bookmark-end text:name="OrgXref.org9a7f088"/></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d1d2f94"/>
<text:bookmark text:name="orgd1d2f94"/>[ox-twbs] Twitter Bootstrap 互換のHTML出力
<text:bookmark-end text:name="OrgXref.orgd1d2f94"/></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781b423"/>
<text:bookmark text:name="org781b423"/>[org-crypt] ツリーを暗号化する
<text:bookmark-end text:name="OrgXref.org781b42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e4798d"/>
<text:bookmark text:name="org1e4798d"/>[org-mac-link] 外部アプリから情報を取る
<text:bookmark-end text:name="OrgXref.org1e4798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3ec9734"/>
<text:bookmark text:name="org3ec9734"/><text:span text:style-name="OrgTodo">TODO</text:span> Parers3.app からリンクを取得する
<text:bookmark-end text:name="OrgXref.org3ec9734"/></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9ba913b"/>
<text:bookmark text:name="org9ba913b"/><text:span text:style-name="OrgTodo">TODO</text:span> Papers3.app のリンクを開けるようにする
<text:bookmark-end text:name="OrgXref.org9ba913b"/></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c70be6b"/>
<text:bookmark text:name="orgc70be6b"/><text:span text:style-name="OrgTodo">TODO</text:span> [org-attach] 外部ファイルを紐付ける
<text:bookmark-end text:name="OrgXref.orgc70be6b"/></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0a584b2"/>
<text:bookmark text:name="org0a584b2"/><text:span text:style-name="OrgTodo">TODO</text:span> [org-screenshot] スクリーンショットを貼り付ける
<text:bookmark-end text:name="OrgXref.org0a584b2"/></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4307d1b"/>
<text:bookmark text:name="org4307d1b"/>[terminal-notifier] イベント通知
<text:bookmark-end text:name="OrgXref.org4307d1b"/></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9cda4a4"/>
<text:bookmark text:name="org9cda4a4"/>References
<text:bookmark-end text:name="OrgXref.org9cda4a4"/></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c7d551e"/>
<text:bookmark text:name="orgc7d551e"/>[org-grep] org ファイルを grep する
<text:bookmark-end text:name="OrgXref.orgc7d551e"/></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9f462d2"/>
<text:bookmark text:name="org9f462d2"/>[ox-reveal] ナイスなHTML5プレゼンテーション出力
<text:bookmark-end text:name="OrgXref.org9f462d2"/></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c86e519"/>
<text:bookmark text:name="orgc86e519"/><text:span text:style-name="OrgTodo">READ</text:span> ME を常に org-mode で開く
<text:bookmark-end text:name="OrgXref.orgc86e519"/></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680d806"/>
<text:bookmark text:name="org680d806"/>Growlnotify と org-mode でアラーム管理
<text:bookmark-end text:name="OrgXref.org680d806"/></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f1e3a3a"/>
<text:bookmark text:name="orgf1e3a3a"/>キーバインド
<text:bookmark-end text:name="OrgXref.orgf1e3a3a"/></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b31504d"/>
<text:bookmark text:name="orgb31504d"/>org-mode の latex エクスポート関数をオーバーライド
<text:bookmark-end text:name="OrgXref.orgb31504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04437fc"/>
<text:bookmark text:name="org04437fc"/>[org-autolist] ブリッツの入力を簡単に
<text:bookmark-end text:name="OrgXref.org04437fc"/></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0d1c8ae"/>
<text:bookmark text:name="org0d1c8ae"/><text:span text:style-name="OrgTodo">TODO</text:span> [org-dashboard] 進捗をプログレスバーで確認
<text:bookmark-end text:name="OrgXref.org0d1c8ae"/></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3ab832"/>
<text:bookmark text:name="org63ab832"/><text:span text:style-name="OrgTodo">TODO</text:span> [org-clock-today] 今日の総作業時間をモードラインに表示
<text:bookmark-end text:name="OrgXref.org63ab83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be24ebd"/>
<text:bookmark text:name="orgbe24ebd"/><text:span text:style-name="OrgTodo">TODO</text:span> [org-recent-headings] 訪問したツリーを記録し簡単に再訪問可能にする
<text:bookmark-end text:name="OrgXref.orgbe24ebd"/></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4957dfb"/>
<text:bookmark text:name="org4957dfb"/><text:span text:style-name="OrgTodo">TODO</text:span> [orgnav] ツリーの検索インタフェース
<text:bookmark-end text:name="OrgXref.org4957df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54e2e7d"/>
<text:bookmark text:name="org54e2e7d"/><text:span text:style-name="OrgTodo">TODO</text:span> [org-random-todo] ランダムにタスクを選ぶ
<text:bookmark-end text:name="OrgXref.org54e2e7d"/></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4667b72"/>
<text:bookmark text:name="org4667b72"/><text:span text:style-name="OrgTodo">TODO</text:span> [toc-org] 文字の挿入
<text:bookmark-end text:name="OrgXref.org4667b72"/></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b726f64"/>
<text:bookmark text:name="orgb726f64"/>フレーム／ウィンドウ制御
<text:bookmark-end text:name="OrgXref.orgb726f64"/></text:h>
      <text:h text:style-name="Heading_20_2" text:outline-level="2" text:is-list-header="false">
<text:bookmark-start text:name="OrgXref.org1875e6c"/>
<text:bookmark text:name="org1875e6c"/>起動時の設定
<text:bookmark-end text:name="OrgXref.org1875e6c"/></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text:s/><text:s/><text:s/><text:s/><text:s/><text:s/>(<text:span text:style-name="OrgSrcFontLockKeywordFace">if</text:span><text:s/>(my:ime-active-p)<text:s/>(my:ime-on)<text:s/>(my:ime-off))</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bar<text:s/>.<text:s/>2))</text:p>
      <text:p text:style-name="OrgSrcBlock"><text:s/><text:s/><text:s/><text:s/><text:s/><text:s/>(set-cursor-color</text:p>
      <text:p text:style-name="OrgSrcBlock"><text:s/><text:s/><text:s/><text:s/><text:s/><text:s/><text:s/>(<text:span text:style-name="OrgSrcFontLockKeywordFace">if</text:span><text:s/>(my:ime-active-p)</text:p>
      <text:p text:style-name="OrgSrcBlock"><text:s/><text:s/><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eb34e75"/>
<text:bookmark text:name="orgeb34e75"/>[e2wm.el] 二画面表示
<text:bookmark-end text:name="OrgXref.orgeb34e75"/></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text:span text:style-name="OrgSrcFontLockKeywordFace">setq</text:span><text:s/>frame-height-tall<text:s/>(max-frame-height))</text:p>
      <text:p text:style-name="OrgSrcBlock"><text:s/><text:s/><text:s/><text:s/><text:s/><text:s/>(<text:span text:style-name="OrgSrcFontLockKeywordFace">setq</text:span><text:s/>frame-height-small<text:s/>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s/>(set-frame-width<text:s/>(selected-frame)<text:s/>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6e62fa1"/>
<text:bookmark text:name="org6e62fa1"/>[frame-ctr.el] キーボードでフレームの場所を移す
<text:bookmark-end text:name="OrgXref.org6e62fa1"/></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autoload-if-found</text:p>
      <text:p text:style-name="OrgSrcBlock"><text:s/><text:s/><text:s/><text:s/><text:s/><text:s/><text:s/>frame-ctr-autoloads</text:p>
      <text:p text:style-name="OrgSrcBlock"><text:s/><text:s/><text:s/><text:s/><text:s/><text:s/><text:s/><text:span text:style-name="OrgSrcFontLockStringFace">"frame-ctr"</text:span><text:s/>nil<text:s/>t)</text:p>
      <text:p text:style-name="OrgSrcBlock"><text:s/><text:s/>(<text:span text:style-name="OrgSrcFontLockKeywordFace">with-eval-after-load</text:span><text:s/><text:span text:style-name="OrgSrcFontLockStringFace">"frame-ctr"</text:span></text:p>
      <text:p text:style-name="OrgSrcBlock"><text:s/><text:s/><text:s/><text:s/>(make-frame-height-ring)</text:p>
      <text:p text:style-name="OrgSrcBlock"><text:s/><text:s/><text:s/><text:s/>(<text:span text:style-name="OrgSrcFontLockKeywordFace">cond</text:span></text:p>
      <text:p text:style-name="OrgSrcBlock"><text:s/><text:s/><text:s/><text:s/><text:s/>((eq<text:s/>(display-pixel-width)<text:s/>1920)<text:s/>(<text:span text:style-name="OrgSrcFontLockKeywordFace">setq</text:span><text:s/>fullscreen-fontsize<text:s/>38))</text:p>
      <text:p text:style-name="OrgSrcBlock"><text:s/><text:s/><text:s/><text:s/><text:s/>((eq<text:s/>(display-pixel-width)<text:s/>1440)<text:s/>(<text:span text:style-name="OrgSrcFontLockKeywordFace">setq</text:span><text:s/>fullscreen-fontsize<text:s/>28))</text:p>
      <text:p text:style-name="OrgSrcBlock"><text:s/><text:s/><text:s/><text:s/><text:s/>((eq<text:s/>(display-pixel-width)<text:s/>1366)<text:s/>(<text:span text:style-name="OrgSrcFontLockKeywordFace">setq</text:span><text:s/>fullscreen-fontsize<text:s/>19))</text:p>
      <text:p text:style-name="OrgSrcBlock"><text:s/><text:s/><text:s/><text:s/><text:s/>((eq<text:s/>(display-pixel-width)<text:s/>800)<text:s/>(<text:span text:style-name="OrgSrcFontLockKeywordFace">setq</text:span><text:s/>fullscreen-fontsize<text:s/>14))</text:p>
      <text:p text:style-name="OrgSrcBlock"><text:s/><text:s/><text:s/><text:s/><text:s/>(t<text:s/>(<text:span text:style-name="OrgSrcFontLockKeywordFace">setq</text:span><text:s/>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frame-ctr-after-fullscreen-hook</text:p>
      <text:p text:style-name="OrgSrcBlock"><text:s/><text:s/><text:s/><text:s/><text:s/><text:s/><text:s/><text:s/><text:s/><text:s/><text:s/><text:s/><text:s/><text:s/>'make-frame-height-ring)</text:p>
      <text:p text:style-name="OrgSrcBlock"><text:s/><text:s/><text:s/><text:s/>(add-hook<text:s/>'frame-ctr-after-fullscreen-hook</text:p>
      <text:p text:style-name="OrgSrcBlock"><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increase-font-size<text:s/>1)</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decrease-font-size<text:s/>2)</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width-single</text:p>
      <text:p text:style-name="OrgSrcBlock"><text:s/><text:s/><text:s/><text:s/><text:s/><text:s/><text:s/><text:s/><text:s/>change-frame-width-double</text:p>
      <text:p text:style-name="OrgSrcBlock"><text:s/><text:s/><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978101d"/>
<text:bookmark text:name="org978101d"/>[popwin.el] ポップアップウィンドウの制御
<text:bookmark-end text:name="OrgXref.org978101d"/></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93631b8"/>
<text:bookmark text:name="org93631b8"/><text:span text:style-name="OrgTodo">TODO</text:span> [shackle.el] ポップアップウィンドウの制御
<text:bookmark-end text:name="OrgXref.org93631b8"/></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e6dc3a5"/>
<text:bookmark text:name="orge6dc3a5"/>[elscreen.el] Emacs バッファをタブ化
<text:bookmark-end text:name="OrgXref.orge6dc3a5"/></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c438fe9"/>
<text:bookmark text:name="orgc438fe9"/>[tabbar-ruler] バッファをタブ切り替え可能に
<text:bookmark-end text:name="OrgXref.orgc438fe9"/></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8bbe7bd"/>
<text:bookmark text:name="org8bbe7bd"/>フォント／配色関連
<text:bookmark-end text:name="OrgXref.org8bbe7bd"/></text:h>
      <text:h text:style-name="Heading_20_2" text:outline-level="2" text:is-list-header="false">
<text:bookmark-start text:name="OrgXref.orgfd0dda4"/>
<text:bookmark text:name="orgfd0dda4"/>正規表現を見やすくする
<text:bookmark-end text:name="OrgXref.orgfd0dda4"/></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58d597"/>
<text:bookmark text:name="org058d597"/>設定ファイルを見やすくする
<text:bookmark-end text:name="OrgXref.org058d597"/></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7ad6043"/>
<text:bookmark text:name="org7ad6043"/>カーソル行に色をつける
<text:bookmark-end text:name="OrgXref.org7ad604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text:s/><text:s/>(global-hl-line-mode<text:s/>t)</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8b21461"/>
<text:bookmark text:name="org8b21461"/>カーソル色の切り替え<text:tab/><text:span text:style-name="OrgTags">[<text:span text:style-name="OrgTag">Mac</text:span>]</text:span>
<text:bookmark-end text:name="OrgXref.org8b21461"/></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a135805"/>
<text:bookmark text:name="orga135805"/>カーソルを点滅させない
<text:bookmark-end text:name="OrgXref.orga135805"/></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19e858e"/>
<text:bookmark text:name="org19e858e"/>カーソル位置のフォントを確認
<text:bookmark-end text:name="OrgXref.org19e858e"/></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e1c46b"/>
<text:bookmark text:name="org8e1c46b"/>フォント設定
<text:bookmark-end text:name="OrgXref.org8e1c46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9e51406"/>
<text:bookmark text:name="org9e51406"/>フォントのインストール方法
<text:bookmark-end text:name="OrgXref.org9e51406"/></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f14157c"/>
<text:bookmark text:name="orgf14157c"/>フォントチェック用コード
<text:bookmark-end text:name="OrgXref.orgf14157c"/></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761aae1"/>
<text:bookmark text:name="org761aae1"/>行間を制御する
<text:bookmark-end text:name="OrgXref.org761aae1"/></text:h>
      <text:p text:style-name="OrgSrcBlockLastLine">(set-default<text:s/>'line-spacing<text:s/>0.2)</text:p>
      <text:h text:style-name="Heading_20_2" text:outline-level="2" text:is-list-header="false">
<text:bookmark-start text:name="OrgXref.org787ae64"/>
<text:bookmark text:name="org787ae64"/>パッチをカラフルに表示する
<text:bookmark-end text:name="OrgXref.org787ae64"/></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eff9bf"/>
<text:bookmark text:name="orgdeff9bf"/>背景を黒系色にする
<text:bookmark-end text:name="OrgXref.orgdeff9bf"/></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86d64d4"/>
<text:bookmark text:name="org86d64d4"/>時間帯を指定して起動時にテーマを切り替える
<text:bookmark-end text:name="OrgXref.org86d64d4"/></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943146c"/>
<text:bookmark text:name="org943146c"/>[rainbow-mode.el] 配色のリアルタイム確認
<text:bookmark-end text:name="OrgXref.org943146c"/></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926f83e"/>
<text:bookmark text:name="org926f83e"/>色一覧
<text:bookmark-end text:name="OrgXref.org926f83e"/></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4520d38"/>
<text:bookmark text:name="org4520d38"/>[volatile-highlights] コピペした領域を強調
<text:bookmark-end text:name="OrgXref.org4520d3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eb4f210"/>
<text:bookmark text:name="orgeb4f210"/>ユーティリティ関数
<text:bookmark-end text:name="OrgXref.orgeb4f210"/></text:h>
      <text:h text:style-name="Heading_20_2" text:outline-level="2" text:is-list-header="false">
<text:bookmark-start text:name="OrgXref.org316b788"/>
<text:bookmark text:name="org316b788"/>[pomodoro.el] ポモドーロの実践
<text:bookmark-end text:name="OrgXref.org316b788"/></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gt;"</text:span>)</text:p>
      <text:p text:style-name="OrgSrcBlock"><text:s/><text:s/><text:s/><text:s/>(<text:span text:style-name="OrgSrcFontLockKeywordFace">setq</text:span><text:s/>pomodoro:mode-line-long-rest-sign<text:s/><text:span text:style-name="OrgSrcFontLockStringFace">"休"</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8">#8248c4</text:span><text:span text:style-name="OrgSrcFontLockStringFace">"</text:span><text:s/><text:span text:style-name="OrgSrcFontLockBuiltinFace">:bold</text:span><text:s/>t))))</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79">#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0">#00B80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00B800</text:span><text:span text:style-name="OrgSrcFontLockStringFace">"</text:span><text:s/><text:span text:style-name="OrgSrcFontLockBuiltinFace">:bold</text:span><text:s/>t)))))</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Time:<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LastLine"><text:s/><text:s/><text:s/><text:s/><text:s/><text:s/>(add-hook<text:s/>'pomodoro:finish-work-hook<text:s/>'my:pomodoro-notify))))</text:p>
      <text:h text:style-name="Heading_20_2" text:outline-level="2" text:is-list-header="false">
<text:bookmark-start text:name="OrgXref.org584a2dc"/>
<text:bookmark text:name="org584a2dc"/>カレントバッファのあるディレクトリをターミナルで表示
<text:bookmark-end text:name="OrgXref.org584a2dc"/></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5b364eb"/>
<text:bookmark text:name="org5b364eb"/>[google-this.el] 単語をグーグル検索
<text:bookmark-end text:name="OrgXref.org5b364e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ed3cd93"/>
<text:bookmark text:name="orged3cd93"/>[lingr.el] チャットルームに参加
<text:bookmark-end text:name="OrgXref.orged3cd93"/></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aee2f3"/>
<text:bookmark text:name="orgaaee2f3"/><text:span text:style-name="OrgTodo">TODO</text:span> [password-store.el] パスワード管理
<text:bookmark-end text:name="OrgXref.orgaaee2f3"/></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2dceaff"/>
<text:bookmark text:name="org2dceaff"/>[multi-term.el] ターミナル
<text:bookmark-end text:name="OrgXref.org2dceaff"/></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51e1c19"/>
<text:bookmark text:name="org51e1c19"/>[osx-lib.el] OSX用ユーティリティ<text:tab/><text:span text:style-name="OrgTags">[<text:span text:style-name="OrgTag">Mac</text:span>]</text:span>
<text:bookmark-end text:name="OrgXref.org51e1c19"/></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7792bb0"/>
<text:bookmark text:name="org7792bb0"/>iterm2 を Emacs から呼び出したい<text:tab/><text:span text:style-name="OrgTags">[<text:span text:style-name="OrgTag">Mac</text:span>]</text:span>
<text:bookmark-end text:name="OrgXref.org7792bb0"/></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OrgSrcBlock">(<text:span text:style-name="OrgSrcFontLockKeywordFace">defun</text:span><text:s/><text:span text:style-name="OrgSrcFontLockFunctionNameFace">cmd-to-open-iterm2</text:span><text:s/>()</text:p>
      <text:p text:style-name="OrgSrcBlock"><text:s/><text:s/>(<text:span text:style-name="OrgSrcFontLockKeywordFace">interactive</text:span>)</text:p>
      <text:p text:style-name="OrgSrcBlock"><text:s/><text:s/>(shell-command-to-string<text:s/><text:span text:style-name="OrgSrcFontLockStringFace">"open<text:s/>-a<text:s/>iTerm2.app"</text:span>))</text:p>
      <text:p text:style-name="OrgSrcBlock">(global-set-key<text:s/>(kbd<text:s/><text:span text:style-name="OrgSrcFontLockStringFace">"C-M-i"</text:span>)<text:s/>#'cmd-to-open-iterm2)</text:p>
      <text:p text:style-name="OrgSrcBlock"/>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cmd-to-open-iterm2))</text:p>
      <text:h text:style-name="Heading_20_2" text:outline-level="2" text:is-list-header="false">
<text:bookmark-start text:name="OrgXref.orge07f4c4"/>
<text:bookmark text:name="orge07f4c4"/>[utility.el] 自作してテスト中の便利関数群
<text:bookmark-end text:name="OrgXref.orge07f4c4"/></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f58151e"/>
<text:bookmark text:name="orgf58151e"/>おわりに
<text:bookmark-end text:name="OrgXref.orgf58151e"/></text:h>
      <text:p text:style-name="Text_20_body">以上が，私の <text:span text:style-name="OrgCode">init.el</text:span> とその説明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abb2bf"/>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8996a8"/>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982d"/>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ShQuotedExec" style:family="text">
      <style:text-properties fo:color="#fa807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7-30T02:19:46</dc:date>
    <meta:creation-date>2017-07-30T02:19:46</meta:creation-date>
    <meta:generator>Emacs 25.2.1 (Org mode 9.0)</meta:generator>
    <meta:keyword/>
    <dc:subject/>
    <dc:title>Configurations for GNU Emacs</dc:title>
  </office:meta>
</office:document-meta>
</file>